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6" table:style-name="ta1">
        <table:shapes>
          <draw:frame draw:z-index="0" draw:style-name="gr1" draw:text-style-name="P1" svg:width="159.99mm" svg:height="89.99mm" svg:x="124.64mm" svg:y="1mm">
            <loext:p draw:notify-on-update-of-ranges="test276.C1:test276.C1 test276.C2:test276.C612 test276.D1:test276.D1 test276.D2:test276.D6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5.74mm" svg:y="92.11mm">
            <loext:p draw:notify-on-update-of-ranges="test276.G1:test276.G1 test276.G2:test276.G6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1</text:p>
          </table:table-cell>
          <table:table-cell office:value-type="float" office:value="0.42484" calcext:value-type="float">
            <text:p>0.42484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2</text:p>
          </table:table-cell>
          <table:table-cell office:value-type="float" office:value="10.591176" calcext:value-type="float">
            <text:p>10.59117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3</text:p>
          </table:table-cell>
          <table:table-cell office:value-type="float" office:value="13.651178" calcext:value-type="float">
            <text:p>13.651178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4</text:p>
          </table:table-cell>
          <table:table-cell office:value-type="float" office:value="15.481345" calcext:value-type="float">
            <text:p>15.48134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5</text:p>
          </table:table-cell>
          <table:table-cell office:value-type="float" office:value="14.347623" calcext:value-type="float">
            <text:p>14.34762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6</text:p>
          </table:table-cell>
          <table:table-cell office:value-type="float" office:value="15.275532" calcext:value-type="float">
            <text:p>15.27553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7</text:p>
          </table:table-cell>
          <table:table-cell office:value-type="float" office:value="12.992512" calcext:value-type="float">
            <text:p>12.99251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8</text:p>
          </table:table-cell>
          <table:table-cell office:value-type="float" office:value="14.308465" calcext:value-type="float">
            <text:p>14.30846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8:59</text:p>
          </table:table-cell>
          <table:table-cell office:value-type="float" office:value="12.736328" calcext:value-type="float">
            <text:p>12.73632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0</text:p>
          </table:table-cell>
          <table:table-cell office:value-type="float" office:value="19.519435" calcext:value-type="float">
            <text:p>19.51943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1</text:p>
          </table:table-cell>
          <table:table-cell office:value-type="float" office:value="14.00849" calcext:value-type="float">
            <text:p>14.0084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2</text:p>
          </table:table-cell>
          <table:table-cell office:value-type="float" office:value="16.676124" calcext:value-type="float">
            <text:p>16.67612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3</text:p>
          </table:table-cell>
          <table:table-cell office:value-type="float" office:value="13.166251" calcext:value-type="float">
            <text:p>13.16625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4</text:p>
          </table:table-cell>
          <table:table-cell office:value-type="float" office:value="17.86668" calcext:value-type="float">
            <text:p>17.8666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5</text:p>
          </table:table-cell>
          <table:table-cell office:value-type="float" office:value="16.676351" calcext:value-type="float">
            <text:p>16.67635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6</text:p>
          </table:table-cell>
          <table:table-cell office:value-type="float" office:value="16.678351" calcext:value-type="float">
            <text:p>16.67835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517" calcext:value-type="float">
            <text:p>35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7</text:p>
          </table:table-cell>
          <table:table-cell office:value-type="float" office:value="0.015049" calcext:value-type="float">
            <text:p>0.01504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842" calcext:value-type="float">
            <text:p>38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8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" calcext:value-type="float">
            <text:p>0</text:p>
          </table:table-cell>
          <table:table-cell office:value-type="float" office:value="10221" calcext:value-type="float">
            <text:p>10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09</text:p>
          </table:table-cell>
          <table:table-cell office:value-type="float" office:value="12.512317" calcext:value-type="float">
            <text:p>12.512317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0</text:p>
          </table:table-cell>
          <table:table-cell office:value-type="float" office:value="33.340602" calcext:value-type="float">
            <text:p>33.3406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1</text:p>
          </table:table-cell>
          <table:table-cell office:value-type="float" office:value="50.012704" calcext:value-type="float">
            <text:p>50.012704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33</text:p>
          </table:table-cell>
          <table:table-cell office:value-type="float" office:value="16.703375" calcext:value-type="float">
            <text:p>16.70337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2966" calcext:value-type="float">
            <text:p>29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34</text:p>
          </table:table-cell>
          <table:table-cell office:value-type="float" office:value="50.017205" calcext:value-type="float">
            <text:p>50.01720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2</text:p>
          </table:table-cell>
          <table:table-cell office:value-type="float" office:value="13.552045" calcext:value-type="float">
            <text:p>13.55204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3</text:p>
          </table:table-cell>
          <table:table-cell office:value-type="float" office:value="12.121236" calcext:value-type="float">
            <text:p>12.12123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801" calcext:value-type="float">
            <text:p>28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4</text:p>
          </table:table-cell>
          <table:table-cell office:value-type="float" office:value="15.442224" calcext:value-type="float">
            <text:p>15.4422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5</text:p>
          </table:table-cell>
          <table:table-cell office:value-type="float" office:value="16.04696" calcext:value-type="float">
            <text:p>16.04696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6</text:p>
          </table:table-cell>
          <table:table-cell office:value-type="float" office:value="18.963516" calcext:value-type="float">
            <text:p>18.96351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7</text:p>
          </table:table-cell>
          <table:table-cell office:value-type="float" office:value="20.075053" calcext:value-type="float">
            <text:p>20.07505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8</text:p>
          </table:table-cell>
          <table:table-cell office:value-type="float" office:value="17.438993" calcext:value-type="float">
            <text:p>17.43899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49</text:p>
          </table:table-cell>
          <table:table-cell office:value-type="float" office:value="20.595843" calcext:value-type="float">
            <text:p>20.59584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0</text:p>
          </table:table-cell>
          <table:table-cell office:value-type="float" office:value="16.930746" calcext:value-type="float">
            <text:p>16.930746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1</text:p>
          </table:table-cell>
          <table:table-cell office:value-type="float" office:value="17.316449" calcext:value-type="float">
            <text:p>17.31644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2</text:p>
          </table:table-cell>
          <table:table-cell office:value-type="float" office:value="15.661852" calcext:value-type="float">
            <text:p>15.6618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3</text:p>
          </table:table-cell>
          <table:table-cell office:value-type="float" office:value="13.898244" calcext:value-type="float">
            <text:p>13.89824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4</text:p>
          </table:table-cell>
          <table:table-cell office:value-type="float" office:value="3.35989" calcext:value-type="float">
            <text:p>3.3598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5</text:p>
          </table:table-cell>
          <table:table-cell office:value-type="float" office:value="7.831874" calcext:value-type="float">
            <text:p>7.83187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6</text:p>
          </table:table-cell>
          <table:table-cell office:value-type="float" office:value="3.459007" calcext:value-type="float">
            <text:p>3.45900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7</text:p>
          </table:table-cell>
          <table:table-cell office:value-type="float" office:value="12.971731" calcext:value-type="float">
            <text:p>12.97173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8</text:p>
          </table:table-cell>
          <table:table-cell office:value-type="float" office:value="2.511811" calcext:value-type="float">
            <text:p>2.51181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19:59</text:p>
          </table:table-cell>
          <table:table-cell office:value-type="float" office:value="0.014362" calcext:value-type="float">
            <text:p>0.01436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592" calcext:value-type="float">
            <text:p>35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0</text:p>
          </table:table-cell>
          <table:table-cell office:value-type="float" office:value="15.917825" calcext:value-type="float">
            <text:p>15.91782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1</text:p>
          </table:table-cell>
          <table:table-cell office:value-type="float" office:value="15.633273" calcext:value-type="float">
            <text:p>15.63327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2</text:p>
          </table:table-cell>
          <table:table-cell office:value-type="float" office:value="4.558445" calcext:value-type="float">
            <text:p>4.558445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3</text:p>
          </table:table-cell>
          <table:table-cell office:value-type="float" office:value="5.011188" calcext:value-type="float">
            <text:p>5.011188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4</text:p>
          </table:table-cell>
          <table:table-cell office:value-type="float" office:value="11.12129" calcext:value-type="float">
            <text:p>11.12129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5</text:p>
          </table:table-cell>
          <table:table-cell office:value-type="float" office:value="7.154062" calcext:value-type="float">
            <text:p>7.154062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6</text:p>
          </table:table-cell>
          <table:table-cell office:value-type="float" office:value="8.345001" calcext:value-type="float">
            <text:p>8.34500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7</text:p>
          </table:table-cell>
          <table:table-cell office:value-type="float" office:value="10.011933" calcext:value-type="float">
            <text:p>10.011933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8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09</text:p>
          </table:table-cell>
          <table:table-cell office:value-type="float" office:value="10.017483" calcext:value-type="float">
            <text:p>10.017483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10</text:p>
          </table:table-cell>
          <table:table-cell office:value-type="float" office:value="0.017083" calcext:value-type="float">
            <text:p>0.017083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11</text:p>
          </table:table-cell>
          <table:table-cell office:value-type="float" office:value="25.009103" calcext:value-type="float">
            <text:p>25.009103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" calcext:value-type="float">
            <text:p>0</text:p>
          </table:table-cell>
          <table:table-cell office:value-type="float" office:value="3692" calcext:value-type="float">
            <text:p>3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12</text:p>
          </table:table-cell>
          <table:table-cell office:value-type="float" office:value="25.013177" calcext:value-type="float">
            <text:p>25.013177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13</text:p>
          </table:table-cell>
          <table:table-cell office:value-type="float" office:value="0.024121" calcext:value-type="float">
            <text:p>0.02412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" calcext:value-type="float">
            <text:p>0</text:p>
          </table:table-cell>
          <table:table-cell office:value-type="float" office:value="4192" calcext:value-type="float">
            <text:p>4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14</text:p>
          </table:table-cell>
          <table:table-cell office:value-type="float" office:value="0.022882" calcext:value-type="float">
            <text:p>0.022882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" calcext:value-type="float">
            <text:p>0</text:p>
          </table:table-cell>
          <table:table-cell office:value-type="float" office:value="5567" calcext:value-type="float">
            <text:p>5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15</text:p>
          </table:table-cell>
          <table:table-cell office:value-type="float" office:value="50.01302" calcext:value-type="float">
            <text:p>50.01302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23</text:p>
          </table:table-cell>
          <table:table-cell office:value-type="float" office:value="25.01099" calcext:value-type="float">
            <text:p>25.01099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24</text:p>
          </table:table-cell>
          <table:table-cell office:value-type="float" office:value="0.028585" calcext:value-type="float">
            <text:p>0.028585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25</text:p>
          </table:table-cell>
          <table:table-cell office:value-type="float" office:value="50.013537" calcext:value-type="float">
            <text:p>50.013537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2</text:p>
          </table:table-cell>
          <table:table-cell office:value-type="float" office:value="12.00978" calcext:value-type="float">
            <text:p>12.0097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3</text:p>
          </table:table-cell>
          <table:table-cell office:value-type="float" office:value="19.83563" calcext:value-type="float">
            <text:p>19.8356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4</text:p>
          </table:table-cell>
          <table:table-cell office:value-type="float" office:value="13.029319" calcext:value-type="float">
            <text:p>13.02931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5</text:p>
          </table:table-cell>
          <table:table-cell office:value-type="float" office:value="9.939569" calcext:value-type="float">
            <text:p>9.93956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6</text:p>
          </table:table-cell>
          <table:table-cell office:value-type="float" office:value="10.348561" calcext:value-type="float">
            <text:p>10.34856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7</text:p>
          </table:table-cell>
          <table:table-cell office:value-type="float" office:value="10.471741" calcext:value-type="float">
            <text:p>10.47174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8</text:p>
          </table:table-cell>
          <table:table-cell office:value-type="float" office:value="7.233548" calcext:value-type="float">
            <text:p>7.23354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39</text:p>
          </table:table-cell>
          <table:table-cell office:value-type="float" office:value="7.724883" calcext:value-type="float">
            <text:p>7.72488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748" calcext:value-type="float">
            <text:p>27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0</text:p>
          </table:table-cell>
          <table:table-cell office:value-type="float" office:value="7.830855" calcext:value-type="float">
            <text:p>7.83085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1</text:p>
          </table:table-cell>
          <table:table-cell office:value-type="float" office:value="7.746882" calcext:value-type="float">
            <text:p>7.74688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2</text:p>
          </table:table-cell>
          <table:table-cell office:value-type="float" office:value="8.696093" calcext:value-type="float">
            <text:p>8.69609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886" calcext:value-type="float">
            <text:p>28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3</text:p>
          </table:table-cell>
          <table:table-cell office:value-type="float" office:value="8.117824" calcext:value-type="float">
            <text:p>8.11782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4</text:p>
          </table:table-cell>
          <table:table-cell office:value-type="float" office:value="6.756289" calcext:value-type="float">
            <text:p>6.75628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5</text:p>
          </table:table-cell>
          <table:table-cell office:value-type="float" office:value="5.227514" calcext:value-type="float">
            <text:p>5.22751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6</text:p>
          </table:table-cell>
          <table:table-cell office:value-type="float" office:value="1.939699" calcext:value-type="float">
            <text:p>1.93969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7</text:p>
          </table:table-cell>
          <table:table-cell office:value-type="float" office:value="1.420183" calcext:value-type="float">
            <text:p>1.42018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8</text:p>
          </table:table-cell>
          <table:table-cell office:value-type="float" office:value="0.519529" calcext:value-type="float">
            <text:p>0.51952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49</text:p>
          </table:table-cell>
          <table:table-cell office:value-type="float" office:value="0.728491" calcext:value-type="float">
            <text:p>0.72849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0</text:p>
          </table:table-cell>
          <table:table-cell office:value-type="float" office:value="0.33189" calcext:value-type="float">
            <text:p>0.3318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1</text:p>
          </table:table-cell>
          <table:table-cell office:value-type="float" office:value="0.173916" calcext:value-type="float">
            <text:p>0.17391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2</text:p>
          </table:table-cell>
          <table:table-cell office:value-type="float" office:value="1.141294" calcext:value-type="float">
            <text:p>1.141294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3</text:p>
          </table:table-cell>
          <table:table-cell office:value-type="float" office:value="0.50477" calcext:value-type="float">
            <text:p>0.5047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4</text:p>
          </table:table-cell>
          <table:table-cell office:value-type="float" office:value="0.447653" calcext:value-type="float">
            <text:p>0.44765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866" calcext:value-type="float">
            <text:p>28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5</text:p>
          </table:table-cell>
          <table:table-cell office:value-type="float" office:value="0.471046" calcext:value-type="float">
            <text:p>0.47104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6</text:p>
          </table:table-cell>
          <table:table-cell office:value-type="float" office:value="1.333439" calcext:value-type="float">
            <text:p>1.33343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7</text:p>
          </table:table-cell>
          <table:table-cell office:value-type="float" office:value="1.343651" calcext:value-type="float">
            <text:p>1.34365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8</text:p>
          </table:table-cell>
          <table:table-cell office:value-type="float" office:value="2.737628" calcext:value-type="float">
            <text:p>2.73762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0:59</text:p>
          </table:table-cell>
          <table:table-cell office:value-type="float" office:value="1.921226" calcext:value-type="float">
            <text:p>1.92122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0</text:p>
          </table:table-cell>
          <table:table-cell office:value-type="float" office:value="2.980103" calcext:value-type="float">
            <text:p>2.98010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1</text:p>
          </table:table-cell>
          <table:table-cell office:value-type="float" office:value="3.618111" calcext:value-type="float">
            <text:p>3.6181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464" calcext:value-type="float">
            <text:p>34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2</text:p>
          </table:table-cell>
          <table:table-cell office:value-type="float" office:value="7.154092" calcext:value-type="float">
            <text:p>7.154092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3</text:p>
          </table:table-cell>
          <table:table-cell office:value-type="float" office:value="8.345353" calcext:value-type="float">
            <text:p>8.34535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4</text:p>
          </table:table-cell>
          <table:table-cell office:value-type="float" office:value="4.634385" calcext:value-type="float">
            <text:p>4.63438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5</text:p>
          </table:table-cell>
          <table:table-cell office:value-type="float" office:value="3.350951" calcext:value-type="float">
            <text:p>3.35095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6</text:p>
          </table:table-cell>
          <table:table-cell office:value-type="float" office:value="2.596791" calcext:value-type="float">
            <text:p>2.59679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706" calcext:value-type="float">
            <text:p>37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7</text:p>
          </table:table-cell>
          <table:table-cell office:value-type="float" office:value="5.574694" calcext:value-type="float">
            <text:p>5.57469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8</text:p>
          </table:table-cell>
          <table:table-cell office:value-type="float" office:value="5.219038" calcext:value-type="float">
            <text:p>5.219038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2901" calcext:value-type="float">
            <text:p>29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09</text:p>
          </table:table-cell>
          <table:table-cell office:value-type="float" office:value="6.987627" calcext:value-type="float">
            <text:p>6.987627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0</text:p>
          </table:table-cell>
          <table:table-cell office:value-type="float" office:value="0.010728" calcext:value-type="float">
            <text:p>0.01072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4635" calcext:value-type="float">
            <text:p>46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1</text:p>
          </table:table-cell>
          <table:table-cell office:value-type="float" office:value="1.36209" calcext:value-type="float">
            <text:p>1.36209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2</text:p>
          </table:table-cell>
          <table:table-cell office:value-type="float" office:value="5.566068" calcext:value-type="float">
            <text:p>5.566068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426" calcext:value-type="float">
            <text:p>34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3</text:p>
          </table:table-cell>
          <table:table-cell office:value-type="float" office:value="7.586411" calcext:value-type="float">
            <text:p>7.58641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4</text:p>
          </table:table-cell>
          <table:table-cell office:value-type="float" office:value="8.939082" calcext:value-type="float">
            <text:p>8.93908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5</text:p>
          </table:table-cell>
          <table:table-cell office:value-type="float" office:value="10.427068" calcext:value-type="float">
            <text:p>10.42706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6</text:p>
          </table:table-cell>
          <table:table-cell office:value-type="float" office:value="10.009585" calcext:value-type="float">
            <text:p>10.00958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7</text:p>
          </table:table-cell>
          <table:table-cell office:value-type="float" office:value="9.383938" calcext:value-type="float">
            <text:p>9.38393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8</text:p>
          </table:table-cell>
          <table:table-cell office:value-type="float" office:value="7.703645" calcext:value-type="float">
            <text:p>7.70364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19</text:p>
          </table:table-cell>
          <table:table-cell office:value-type="float" office:value="18.192699" calcext:value-type="float">
            <text:p>18.19269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0</text:p>
          </table:table-cell>
          <table:table-cell office:value-type="float" office:value="7.347409" calcext:value-type="float">
            <text:p>7.34740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1</text:p>
          </table:table-cell>
          <table:table-cell office:value-type="float" office:value="0.013431" calcext:value-type="float">
            <text:p>0.01343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2</text:p>
          </table:table-cell>
          <table:table-cell office:value-type="float" office:value="16.676858" calcext:value-type="float">
            <text:p>16.67685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3</text:p>
          </table:table-cell>
          <table:table-cell office:value-type="float" office:value="7.823334" calcext:value-type="float">
            <text:p>7.82333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4</text:p>
          </table:table-cell>
          <table:table-cell office:value-type="float" office:value="10.802598" calcext:value-type="float">
            <text:p>10.80259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5</text:p>
          </table:table-cell>
          <table:table-cell office:value-type="float" office:value="6.730316" calcext:value-type="float">
            <text:p>6.73031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6</text:p>
          </table:table-cell>
          <table:table-cell office:value-type="float" office:value="4.747556" calcext:value-type="float">
            <text:p>4.74755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7</text:p>
          </table:table-cell>
          <table:table-cell office:value-type="float" office:value="4.699988" calcext:value-type="float">
            <text:p>4.69998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8</text:p>
          </table:table-cell>
          <table:table-cell office:value-type="float" office:value="2.441014" calcext:value-type="float">
            <text:p>2.44101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29</text:p>
          </table:table-cell>
          <table:table-cell office:value-type="float" office:value="3.315432" calcext:value-type="float">
            <text:p>3.31543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0</text:p>
          </table:table-cell>
          <table:table-cell office:value-type="float" office:value="5.204719" calcext:value-type="float">
            <text:p>5.204719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1</text:p>
          </table:table-cell>
          <table:table-cell office:value-type="float" office:value="10.406737" calcext:value-type="float">
            <text:p>10.40673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477" calcext:value-type="float">
            <text:p>247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2</text:p>
          </table:table-cell>
          <table:table-cell office:value-type="float" office:value="12.026371" calcext:value-type="float">
            <text:p>12.02637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3</text:p>
          </table:table-cell>
          <table:table-cell office:value-type="float" office:value="9.428847" calcext:value-type="float">
            <text:p>9.42884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4</text:p>
          </table:table-cell>
          <table:table-cell office:value-type="float" office:value="12.008081" calcext:value-type="float">
            <text:p>12.00808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5</text:p>
          </table:table-cell>
          <table:table-cell office:value-type="float" office:value="12.312744" calcext:value-type="float">
            <text:p>12.31274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6</text:p>
          </table:table-cell>
          <table:table-cell office:value-type="float" office:value="12.640587" calcext:value-type="float">
            <text:p>12.64058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7</text:p>
          </table:table-cell>
          <table:table-cell office:value-type="float" office:value="10.39856" calcext:value-type="float">
            <text:p>10.3985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8</text:p>
          </table:table-cell>
          <table:table-cell office:value-type="float" office:value="8.883001" calcext:value-type="float">
            <text:p>8.88300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39</text:p>
          </table:table-cell>
          <table:table-cell office:value-type="float" office:value="8.663484" calcext:value-type="float">
            <text:p>8.66348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39" calcext:value-type="float">
            <text:p>30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0</text:p>
          </table:table-cell>
          <table:table-cell office:value-type="float" office:value="12.798707" calcext:value-type="float">
            <text:p>12.798707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4362" calcext:value-type="float">
            <text:p>43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1</text:p>
          </table:table-cell>
          <table:table-cell office:value-type="float" office:value="6.274178" calcext:value-type="float">
            <text:p>6.274178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2</text:p>
          </table:table-cell>
          <table:table-cell office:value-type="float" office:value="12.912243" calcext:value-type="float">
            <text:p>12.91224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3</text:p>
          </table:table-cell>
          <table:table-cell office:value-type="float" office:value="7.701803" calcext:value-type="float">
            <text:p>7.70180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4</text:p>
          </table:table-cell>
          <table:table-cell office:value-type="float" office:value="4.556597" calcext:value-type="float">
            <text:p>4.55659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5</text:p>
          </table:table-cell>
          <table:table-cell office:value-type="float" office:value="14.296318" calcext:value-type="float">
            <text:p>14.29631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6</text:p>
          </table:table-cell>
          <table:table-cell office:value-type="float" office:value="8.345019" calcext:value-type="float">
            <text:p>8.345019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7</text:p>
          </table:table-cell>
          <table:table-cell office:value-type="float" office:value="16.67537" calcext:value-type="float">
            <text:p>16.6753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8</text:p>
          </table:table-cell>
          <table:table-cell office:value-type="float" office:value="16.678255" calcext:value-type="float">
            <text:p>16.67825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49</text:p>
          </table:table-cell>
          <table:table-cell office:value-type="float" office:value="21.883046" calcext:value-type="float">
            <text:p>21.88304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0</text:p>
          </table:table-cell>
          <table:table-cell office:value-type="float" office:value="20.008447" calcext:value-type="float">
            <text:p>20.008447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1</text:p>
          </table:table-cell>
          <table:table-cell office:value-type="float" office:value="15.633686" calcext:value-type="float">
            <text:p>15.63368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2</text:p>
          </table:table-cell>
          <table:table-cell office:value-type="float" office:value="12.509442" calcext:value-type="float">
            <text:p>12.5094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3</text:p>
          </table:table-cell>
          <table:table-cell office:value-type="float" office:value="11.300823" calcext:value-type="float">
            <text:p>11.300823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4</text:p>
          </table:table-cell>
          <table:table-cell office:value-type="float" office:value="13.343115" calcext:value-type="float">
            <text:p>13.34311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658" calcext:value-type="float">
            <text:p>36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5</text:p>
          </table:table-cell>
          <table:table-cell office:value-type="float" office:value="15.39372" calcext:value-type="float">
            <text:p>15.3937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6</text:p>
          </table:table-cell>
          <table:table-cell office:value-type="float" office:value="9.534406" calcext:value-type="float">
            <text:p>9.53440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7</text:p>
          </table:table-cell>
          <table:table-cell office:value-type="float" office:value="15.226291" calcext:value-type="float">
            <text:p>15.22629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8</text:p>
          </table:table-cell>
          <table:table-cell office:value-type="float" office:value="16.675785" calcext:value-type="float">
            <text:p>16.67578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1:59</text:p>
          </table:table-cell>
          <table:table-cell office:value-type="float" office:value="17.509351" calcext:value-type="float">
            <text:p>17.50935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0</text:p>
          </table:table-cell>
          <table:table-cell office:value-type="float" office:value="19.239666" calcext:value-type="float">
            <text:p>19.23966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1</text:p>
          </table:table-cell>
          <table:table-cell office:value-type="float" office:value="11.123687" calcext:value-type="float">
            <text:p>11.12368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2</text:p>
          </table:table-cell>
          <table:table-cell office:value-type="float" office:value="13.649329" calcext:value-type="float">
            <text:p>13.64932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3</text:p>
          </table:table-cell>
          <table:table-cell office:value-type="float" office:value="23.085375" calcext:value-type="float">
            <text:p>23.08537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4</text:p>
          </table:table-cell>
          <table:table-cell office:value-type="float" office:value="12.511402" calcext:value-type="float">
            <text:p>12.51140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5</text:p>
          </table:table-cell>
          <table:table-cell office:value-type="float" office:value="10.725862" calcext:value-type="float">
            <text:p>10.725862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6</text:p>
          </table:table-cell>
          <table:table-cell office:value-type="float" office:value="13.342125" calcext:value-type="float">
            <text:p>13.34212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7</text:p>
          </table:table-cell>
          <table:table-cell office:value-type="float" office:value="21.43698" calcext:value-type="float">
            <text:p>21.4369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8</text:p>
          </table:table-cell>
          <table:table-cell office:value-type="float" office:value="15.01071" calcext:value-type="float">
            <text:p>15.0107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09</text:p>
          </table:table-cell>
          <table:table-cell office:value-type="float" office:value="9.102952" calcext:value-type="float">
            <text:p>9.10295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0</text:p>
          </table:table-cell>
          <table:table-cell office:value-type="float" office:value="30.007295" calcext:value-type="float">
            <text:p>30.00729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1</text:p>
          </table:table-cell>
          <table:table-cell office:value-type="float" office:value="12.514616" calcext:value-type="float">
            <text:p>12.51461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2</text:p>
          </table:table-cell>
          <table:table-cell office:value-type="float" office:value="21.436186" calcext:value-type="float">
            <text:p>21.43618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3</text:p>
          </table:table-cell>
          <table:table-cell office:value-type="float" office:value="16.74774" calcext:value-type="float">
            <text:p>16.7477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4268" calcext:value-type="float">
            <text:p>42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4</text:p>
          </table:table-cell>
          <table:table-cell office:value-type="float" office:value="20.596269" calcext:value-type="float">
            <text:p>20.59626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5</text:p>
          </table:table-cell>
          <table:table-cell office:value-type="float" office:value="13.167107" calcext:value-type="float">
            <text:p>13.16710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6</text:p>
          </table:table-cell>
          <table:table-cell office:value-type="float" office:value="8.705675" calcext:value-type="float">
            <text:p>8.70567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7</text:p>
          </table:table-cell>
          <table:table-cell office:value-type="float" office:value="15.633984" calcext:value-type="float">
            <text:p>15.63398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8</text:p>
          </table:table-cell>
          <table:table-cell office:value-type="float" office:value="10.724558" calcext:value-type="float">
            <text:p>10.72455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19</text:p>
          </table:table-cell>
          <table:table-cell office:value-type="float" office:value="12.13053" calcext:value-type="float">
            <text:p>12.1305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0</text:p>
          </table:table-cell>
          <table:table-cell office:value-type="float" office:value="14.781082" calcext:value-type="float">
            <text:p>14.78108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1</text:p>
          </table:table-cell>
          <table:table-cell office:value-type="float" office:value="14.098676" calcext:value-type="float">
            <text:p>14.098676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2</text:p>
          </table:table-cell>
          <table:table-cell office:value-type="float" office:value="12.243312" calcext:value-type="float">
            <text:p>12.24331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3</text:p>
          </table:table-cell>
          <table:table-cell office:value-type="float" office:value="12.145386" calcext:value-type="float">
            <text:p>12.14538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4</text:p>
          </table:table-cell>
          <table:table-cell office:value-type="float" office:value="12.078122" calcext:value-type="float">
            <text:p>12.07812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5</text:p>
          </table:table-cell>
          <table:table-cell office:value-type="float" office:value="14.110813" calcext:value-type="float">
            <text:p>14.11081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6</text:p>
          </table:table-cell>
          <table:table-cell office:value-type="float" office:value="12.395616" calcext:value-type="float">
            <text:p>12.39561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7</text:p>
          </table:table-cell>
          <table:table-cell office:value-type="float" office:value="11.233564" calcext:value-type="float">
            <text:p>11.23356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8</text:p>
          </table:table-cell>
          <table:table-cell office:value-type="float" office:value="10.804892" calcext:value-type="float">
            <text:p>10.80489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29</text:p>
          </table:table-cell>
          <table:table-cell office:value-type="float" office:value="10.399275" calcext:value-type="float">
            <text:p>10.39927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0</text:p>
          </table:table-cell>
          <table:table-cell office:value-type="float" office:value="11.829744" calcext:value-type="float">
            <text:p>11.829744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1</text:p>
          </table:table-cell>
          <table:table-cell office:value-type="float" office:value="3.410221" calcext:value-type="float">
            <text:p>3.41022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2</text:p>
          </table:table-cell>
          <table:table-cell office:value-type="float" office:value="1.613005" calcext:value-type="float">
            <text:p>1.6130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3</text:p>
          </table:table-cell>
          <table:table-cell office:value-type="float" office:value="1.550461" calcext:value-type="float">
            <text:p>1.55046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4</text:p>
          </table:table-cell>
          <table:table-cell office:value-type="float" office:value="1.549952" calcext:value-type="float">
            <text:p>1.54995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5</text:p>
          </table:table-cell>
          <table:table-cell office:value-type="float" office:value="2.909295" calcext:value-type="float">
            <text:p>2.90929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6</text:p>
          </table:table-cell>
          <table:table-cell office:value-type="float" office:value="5.158156" calcext:value-type="float">
            <text:p>5.15815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7</text:p>
          </table:table-cell>
          <table:table-cell office:value-type="float" office:value="5.313174" calcext:value-type="float">
            <text:p>5.31317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8</text:p>
          </table:table-cell>
          <table:table-cell office:value-type="float" office:value="5.980375" calcext:value-type="float">
            <text:p>5.980375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3715" calcext:value-type="float">
            <text:p>37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39</text:p>
          </table:table-cell>
          <table:table-cell office:value-type="float" office:value="4.555584" calcext:value-type="float">
            <text:p>4.555584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0</text:p>
          </table:table-cell>
          <table:table-cell office:value-type="float" office:value="4.63221" calcext:value-type="float">
            <text:p>4.63221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1</text:p>
          </table:table-cell>
          <table:table-cell office:value-type="float" office:value="4.697384" calcext:value-type="float">
            <text:p>4.69738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784" calcext:value-type="float">
            <text:p>27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2</text:p>
          </table:table-cell>
          <table:table-cell office:value-type="float" office:value="3.135438" calcext:value-type="float">
            <text:p>3.13543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3</text:p>
          </table:table-cell>
          <table:table-cell office:value-type="float" office:value="2.998925" calcext:value-type="float">
            <text:p>2.99892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4</text:p>
          </table:table-cell>
          <table:table-cell office:value-type="float" office:value="2.828374" calcext:value-type="float">
            <text:p>2.82837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934" calcext:value-type="float">
            <text:p>39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5</text:p>
          </table:table-cell>
          <table:table-cell office:value-type="float" office:value="7.343344" calcext:value-type="float">
            <text:p>7.34334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6</text:p>
          </table:table-cell>
          <table:table-cell office:value-type="float" office:value="5.980492" calcext:value-type="float">
            <text:p>5.98049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7</text:p>
          </table:table-cell>
          <table:table-cell office:value-type="float" office:value="7.362822" calcext:value-type="float">
            <text:p>7.36282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8</text:p>
          </table:table-cell>
          <table:table-cell office:value-type="float" office:value="3.91656" calcext:value-type="float">
            <text:p>3.91656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49</text:p>
          </table:table-cell>
          <table:table-cell office:value-type="float" office:value="7.586898" calcext:value-type="float">
            <text:p>7.58689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0</text:p>
          </table:table-cell>
          <table:table-cell office:value-type="float" office:value="4.928233" calcext:value-type="float">
            <text:p>4.92823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1</text:p>
          </table:table-cell>
          <table:table-cell office:value-type="float" office:value="5.277436" calcext:value-type="float">
            <text:p>5.27743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614" calcext:value-type="float">
            <text:p>26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2</text:p>
          </table:table-cell>
          <table:table-cell office:value-type="float" office:value="4.639893" calcext:value-type="float">
            <text:p>4.63989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3</text:p>
          </table:table-cell>
          <table:table-cell office:value-type="float" office:value="7.282787" calcext:value-type="float">
            <text:p>7.28278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4</text:p>
          </table:table-cell>
          <table:table-cell office:value-type="float" office:value="3.010856" calcext:value-type="float">
            <text:p>3.01085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548" calcext:value-type="float">
            <text:p>25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5</text:p>
          </table:table-cell>
          <table:table-cell office:value-type="float" office:value="6.010415" calcext:value-type="float">
            <text:p>6.01041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6</text:p>
          </table:table-cell>
          <table:table-cell office:value-type="float" office:value="4.180551" calcext:value-type="float">
            <text:p>4.18055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643" calcext:value-type="float">
            <text:p>36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7</text:p>
          </table:table-cell>
          <table:table-cell office:value-type="float" office:value="4.011013" calcext:value-type="float">
            <text:p>4.011013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8</text:p>
          </table:table-cell>
          <table:table-cell office:value-type="float" office:value="10.214323" calcext:value-type="float">
            <text:p>10.21432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2:59</text:p>
          </table:table-cell>
          <table:table-cell office:value-type="float" office:value="6.108608" calcext:value-type="float">
            <text:p>6.108608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0</text:p>
          </table:table-cell>
          <table:table-cell office:value-type="float" office:value="3.591853" calcext:value-type="float">
            <text:p>3.591853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1</text:p>
          </table:table-cell>
          <table:table-cell office:value-type="float" office:value="6.274502" calcext:value-type="float">
            <text:p>6.274502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2</text:p>
          </table:table-cell>
          <table:table-cell office:value-type="float" office:value="0.012992" calcext:value-type="float">
            <text:p>0.01299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489" calcext:value-type="float">
            <text:p>34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3</text:p>
          </table:table-cell>
          <table:table-cell office:value-type="float" office:value="2.451254" calcext:value-type="float">
            <text:p>2.45125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4</text:p>
          </table:table-cell>
          <table:table-cell office:value-type="float" office:value="4.363564" calcext:value-type="float">
            <text:p>4.36356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5</text:p>
          </table:table-cell>
          <table:table-cell office:value-type="float" office:value="5.331578" calcext:value-type="float">
            <text:p>5.33157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6</text:p>
          </table:table-cell>
          <table:table-cell office:value-type="float" office:value="7.619558" calcext:value-type="float">
            <text:p>7.61955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709" calcext:value-type="float">
            <text:p>27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7</text:p>
          </table:table-cell>
          <table:table-cell office:value-type="float" office:value="7.153137" calcext:value-type="float">
            <text:p>7.15313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8</text:p>
          </table:table-cell>
          <table:table-cell office:value-type="float" office:value="9.385158" calcext:value-type="float">
            <text:p>9.38515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4578" calcext:value-type="float">
            <text:p>45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09</text:p>
          </table:table-cell>
          <table:table-cell office:value-type="float" office:value="7.457674" calcext:value-type="float">
            <text:p>7.45767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0</text:p>
          </table:table-cell>
          <table:table-cell office:value-type="float" office:value="7.556807" calcext:value-type="float">
            <text:p>7.55680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3378" calcext:value-type="float">
            <text:p>33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1</text:p>
          </table:table-cell>
          <table:table-cell office:value-type="float" office:value="7.701952" calcext:value-type="float">
            <text:p>7.70195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2</text:p>
          </table:table-cell>
          <table:table-cell office:value-type="float" office:value="7.061511" calcext:value-type="float">
            <text:p>7.06151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55" calcext:value-type="float">
            <text:p>315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3</text:p>
          </table:table-cell>
          <table:table-cell office:value-type="float" office:value="5.98877" calcext:value-type="float">
            <text:p>5.9887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4</text:p>
          </table:table-cell>
          <table:table-cell office:value-type="float" office:value="4.14216" calcext:value-type="float">
            <text:p>4.1421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5</text:p>
          </table:table-cell>
          <table:table-cell office:value-type="float" office:value="4.897701" calcext:value-type="float">
            <text:p>4.89770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316" calcext:value-type="float">
            <text:p>33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6</text:p>
          </table:table-cell>
          <table:table-cell office:value-type="float" office:value="3.794479" calcext:value-type="float">
            <text:p>3.79447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7</text:p>
          </table:table-cell>
          <table:table-cell office:value-type="float" office:value="2.251455" calcext:value-type="float">
            <text:p>2.25145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762" calcext:value-type="float">
            <text:p>276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8</text:p>
          </table:table-cell>
          <table:table-cell office:value-type="float" office:value="2.072336" calcext:value-type="float">
            <text:p>2.07233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19</text:p>
          </table:table-cell>
          <table:table-cell office:value-type="float" office:value="2.530198" calcext:value-type="float">
            <text:p>2.53019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0</text:p>
          </table:table-cell>
          <table:table-cell office:value-type="float" office:value="2.716316" calcext:value-type="float">
            <text:p>2.71631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528" calcext:value-type="float">
            <text:p>35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1</text:p>
          </table:table-cell>
          <table:table-cell office:value-type="float" office:value="2.215057" calcext:value-type="float">
            <text:p>2.21505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37" calcext:value-type="float">
            <text:p>32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2</text:p>
          </table:table-cell>
          <table:table-cell office:value-type="float" office:value="2.582147" calcext:value-type="float">
            <text:p>2.582147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3</text:p>
          </table:table-cell>
          <table:table-cell office:value-type="float" office:value="1.80437" calcext:value-type="float">
            <text:p>1.8043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4</text:p>
          </table:table-cell>
          <table:table-cell office:value-type="float" office:value="0.925211" calcext:value-type="float">
            <text:p>0.92521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5</text:p>
          </table:table-cell>
          <table:table-cell office:value-type="float" office:value="3.044291" calcext:value-type="float">
            <text:p>3.04429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6</text:p>
          </table:table-cell>
          <table:table-cell office:value-type="float" office:value="2.481067" calcext:value-type="float">
            <text:p>2.481067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7</text:p>
          </table:table-cell>
          <table:table-cell office:value-type="float" office:value="2.491082" calcext:value-type="float">
            <text:p>2.49108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762" calcext:value-type="float">
            <text:p>27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8</text:p>
          </table:table-cell>
          <table:table-cell office:value-type="float" office:value="3.116303" calcext:value-type="float">
            <text:p>3.11630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29</text:p>
          </table:table-cell>
          <table:table-cell office:value-type="float" office:value="0.655894" calcext:value-type="float">
            <text:p>0.65589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876" calcext:value-type="float">
            <text:p>28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0</text:p>
          </table:table-cell>
          <table:table-cell office:value-type="float" office:value="0.936242" calcext:value-type="float">
            <text:p>0.93624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1</text:p>
          </table:table-cell>
          <table:table-cell office:value-type="float" office:value="0.623751" calcext:value-type="float">
            <text:p>0.62375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2</text:p>
          </table:table-cell>
          <table:table-cell office:value-type="float" office:value="2.7249" calcext:value-type="float">
            <text:p>2.724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44" calcext:value-type="float">
            <text:p>33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3</text:p>
          </table:table-cell>
          <table:table-cell office:value-type="float" office:value="3.119919" calcext:value-type="float">
            <text:p>3.119919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4</text:p>
          </table:table-cell>
          <table:table-cell office:value-type="float" office:value="2.268297" calcext:value-type="float">
            <text:p>2.26829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789" calcext:value-type="float">
            <text:p>278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5</text:p>
          </table:table-cell>
          <table:table-cell office:value-type="float" office:value="3.787168" calcext:value-type="float">
            <text:p>3.78716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6</text:p>
          </table:table-cell>
          <table:table-cell office:value-type="float" office:value="3.882972" calcext:value-type="float">
            <text:p>3.88297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038" calcext:value-type="float">
            <text:p>30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7</text:p>
          </table:table-cell>
          <table:table-cell office:value-type="float" office:value="2.625179" calcext:value-type="float">
            <text:p>2.62517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781" calcext:value-type="float">
            <text:p>278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8</text:p>
          </table:table-cell>
          <table:table-cell office:value-type="float" office:value="2.359409" calcext:value-type="float">
            <text:p>2.35940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39</text:p>
          </table:table-cell>
          <table:table-cell office:value-type="float" office:value="3.586093" calcext:value-type="float">
            <text:p>3.586093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0</text:p>
          </table:table-cell>
          <table:table-cell office:value-type="float" office:value="5.752425" calcext:value-type="float">
            <text:p>5.75242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1</text:p>
          </table:table-cell>
          <table:table-cell office:value-type="float" office:value="5.852611" calcext:value-type="float">
            <text:p>5.85261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2</text:p>
          </table:table-cell>
          <table:table-cell office:value-type="float" office:value="4.375381" calcext:value-type="float">
            <text:p>4.37538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3</text:p>
          </table:table-cell>
          <table:table-cell office:value-type="float" office:value="3.262393" calcext:value-type="float">
            <text:p>3.262393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4</text:p>
          </table:table-cell>
          <table:table-cell office:value-type="float" office:value="2.129351" calcext:value-type="float">
            <text:p>2.12935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5</text:p>
          </table:table-cell>
          <table:table-cell office:value-type="float" office:value="2.951887" calcext:value-type="float">
            <text:p>2.95188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6</text:p>
          </table:table-cell>
          <table:table-cell office:value-type="float" office:value="1.738827" calcext:value-type="float">
            <text:p>1.73882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7</text:p>
          </table:table-cell>
          <table:table-cell office:value-type="float" office:value="4.302586" calcext:value-type="float">
            <text:p>4.302586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" calcext:value-type="float">
            <text:p>0</text:p>
          </table:table-cell>
          <table:table-cell office:value-type="float" office:value="2768" calcext:value-type="float">
            <text:p>276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8</text:p>
          </table:table-cell>
          <table:table-cell office:value-type="float" office:value="5.188676" calcext:value-type="float">
            <text:p>5.18867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91" calcext:value-type="float">
            <text:p>28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49</text:p>
          </table:table-cell>
          <table:table-cell office:value-type="float" office:value="4.138584" calcext:value-type="float">
            <text:p>4.138584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0</text:p>
          </table:table-cell>
          <table:table-cell office:value-type="float" office:value="0.982778" calcext:value-type="float">
            <text:p>0.98277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1</text:p>
          </table:table-cell>
          <table:table-cell office:value-type="float" office:value="3.314594" calcext:value-type="float">
            <text:p>3.314594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2</text:p>
          </table:table-cell>
          <table:table-cell office:value-type="float" office:value="4.555452" calcext:value-type="float">
            <text:p>4.55545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3</text:p>
          </table:table-cell>
          <table:table-cell office:value-type="float" office:value="4.903794" calcext:value-type="float">
            <text:p>4.90379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795" calcext:value-type="float">
            <text:p>27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4</text:p>
          </table:table-cell>
          <table:table-cell office:value-type="float" office:value="4.033288" calcext:value-type="float">
            <text:p>4.03328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5</text:p>
          </table:table-cell>
          <table:table-cell office:value-type="float" office:value="2.957852" calcext:value-type="float">
            <text:p>2.95785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6</text:p>
          </table:table-cell>
          <table:table-cell office:value-type="float" office:value="4.032974" calcext:value-type="float">
            <text:p>4.03297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7</text:p>
          </table:table-cell>
          <table:table-cell office:value-type="float" office:value="1.162478" calcext:value-type="float">
            <text:p>1.16247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8</text:p>
          </table:table-cell>
          <table:table-cell office:value-type="float" office:value="4.296109" calcext:value-type="float">
            <text:p>4.296109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3:59</text:p>
          </table:table-cell>
          <table:table-cell office:value-type="float" office:value="4.312133" calcext:value-type="float">
            <text:p>4.31213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96" calcext:value-type="float">
            <text:p>309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0</text:p>
          </table:table-cell>
          <table:table-cell office:value-type="float" office:value="2.701973" calcext:value-type="float">
            <text:p>2.70197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1</text:p>
          </table:table-cell>
          <table:table-cell office:value-type="float" office:value="2.053679" calcext:value-type="float">
            <text:p>2.05367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2901" calcext:value-type="float">
            <text:p>29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2</text:p>
          </table:table-cell>
          <table:table-cell office:value-type="float" office:value="4.774081" calcext:value-type="float">
            <text:p>4.77408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3</text:p>
          </table:table-cell>
          <table:table-cell office:value-type="float" office:value="4.727188" calcext:value-type="float">
            <text:p>4.72718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4</text:p>
          </table:table-cell>
          <table:table-cell office:value-type="float" office:value="5.725079" calcext:value-type="float">
            <text:p>5.725079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5</text:p>
          </table:table-cell>
          <table:table-cell office:value-type="float" office:value="7.954504" calcext:value-type="float">
            <text:p>7.95450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6</text:p>
          </table:table-cell>
          <table:table-cell office:value-type="float" office:value="4.014492" calcext:value-type="float">
            <text:p>4.01449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78" calcext:value-type="float">
            <text:p>27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7</text:p>
          </table:table-cell>
          <table:table-cell office:value-type="float" office:value="4.555544" calcext:value-type="float">
            <text:p>4.55554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8</text:p>
          </table:table-cell>
          <table:table-cell office:value-type="float" office:value="4.134199" calcext:value-type="float">
            <text:p>4.13419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09</text:p>
          </table:table-cell>
          <table:table-cell office:value-type="float" office:value="4.09176" calcext:value-type="float">
            <text:p>4.0917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0</text:p>
          </table:table-cell>
          <table:table-cell office:value-type="float" office:value="3.513386" calcext:value-type="float">
            <text:p>3.51338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1</text:p>
          </table:table-cell>
          <table:table-cell office:value-type="float" office:value="2.485227" calcext:value-type="float">
            <text:p>2.48522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2</text:p>
          </table:table-cell>
          <table:table-cell office:value-type="float" office:value="3.820649" calcext:value-type="float">
            <text:p>3.82064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3</text:p>
          </table:table-cell>
          <table:table-cell office:value-type="float" office:value="2.439686" calcext:value-type="float">
            <text:p>2.43968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644" calcext:value-type="float">
            <text:p>264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4</text:p>
          </table:table-cell>
          <table:table-cell office:value-type="float" office:value="2.991415" calcext:value-type="float">
            <text:p>2.99141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5</text:p>
          </table:table-cell>
          <table:table-cell office:value-type="float" office:value="2.394627" calcext:value-type="float">
            <text:p>2.39462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475" calcext:value-type="float">
            <text:p>34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6</text:p>
          </table:table-cell>
          <table:table-cell office:value-type="float" office:value="1.862943" calcext:value-type="float">
            <text:p>1.862943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7</text:p>
          </table:table-cell>
          <table:table-cell office:value-type="float" office:value="4.47933" calcext:value-type="float">
            <text:p>4.47933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8</text:p>
          </table:table-cell>
          <table:table-cell office:value-type="float" office:value="0.902949" calcext:value-type="float">
            <text:p>0.90294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19</text:p>
          </table:table-cell>
          <table:table-cell office:value-type="float" office:value="2.688907" calcext:value-type="float">
            <text:p>2.68890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0</text:p>
          </table:table-cell>
          <table:table-cell office:value-type="float" office:value="1.375077" calcext:value-type="float">
            <text:p>1.37507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1</text:p>
          </table:table-cell>
          <table:table-cell office:value-type="float" office:value="2.803642" calcext:value-type="float">
            <text:p>2.80364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2</text:p>
          </table:table-cell>
          <table:table-cell office:value-type="float" office:value="2.72632" calcext:value-type="float">
            <text:p>2.7263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3</text:p>
          </table:table-cell>
          <table:table-cell office:value-type="float" office:value="0.879565" calcext:value-type="float">
            <text:p>0.87956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4</text:p>
          </table:table-cell>
          <table:table-cell office:value-type="float" office:value="5.428154" calcext:value-type="float">
            <text:p>5.42815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5</text:p>
          </table:table-cell>
          <table:table-cell office:value-type="float" office:value="3.794726" calcext:value-type="float">
            <text:p>3.79472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6</text:p>
          </table:table-cell>
          <table:table-cell office:value-type="float" office:value="3.288655" calcext:value-type="float">
            <text:p>3.28865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7</text:p>
          </table:table-cell>
          <table:table-cell office:value-type="float" office:value="4.07544" calcext:value-type="float">
            <text:p>4.0754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8</text:p>
          </table:table-cell>
          <table:table-cell office:value-type="float" office:value="3.343998" calcext:value-type="float">
            <text:p>3.34399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039" calcext:value-type="float">
            <text:p>30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29</text:p>
          </table:table-cell>
          <table:table-cell office:value-type="float" office:value="3.699834" calcext:value-type="float">
            <text:p>3.69983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0</text:p>
          </table:table-cell>
          <table:table-cell office:value-type="float" office:value="3.830021" calcext:value-type="float">
            <text:p>3.83002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1</text:p>
          </table:table-cell>
          <table:table-cell office:value-type="float" office:value="3.320023" calcext:value-type="float">
            <text:p>3.320023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2</text:p>
          </table:table-cell>
          <table:table-cell office:value-type="float" office:value="2.548605" calcext:value-type="float">
            <text:p>2.54860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3</text:p>
          </table:table-cell>
          <table:table-cell office:value-type="float" office:value="5.045827" calcext:value-type="float">
            <text:p>5.04582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4</text:p>
          </table:table-cell>
          <table:table-cell office:value-type="float" office:value="3.857711" calcext:value-type="float">
            <text:p>3.85771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5</text:p>
          </table:table-cell>
          <table:table-cell office:value-type="float" office:value="2.375256" calcext:value-type="float">
            <text:p>2.37525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6</text:p>
          </table:table-cell>
          <table:table-cell office:value-type="float" office:value="3.210731" calcext:value-type="float">
            <text:p>3.21073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652" calcext:value-type="float">
            <text:p>365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7</text:p>
          </table:table-cell>
          <table:table-cell office:value-type="float" office:value="2.372512" calcext:value-type="float">
            <text:p>2.37251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758" calcext:value-type="float">
            <text:p>275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8</text:p>
          </table:table-cell>
          <table:table-cell office:value-type="float" office:value="3.017899" calcext:value-type="float">
            <text:p>3.01789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39</text:p>
          </table:table-cell>
          <table:table-cell office:value-type="float" office:value="2.254229" calcext:value-type="float">
            <text:p>2.25422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0</text:p>
          </table:table-cell>
          <table:table-cell office:value-type="float" office:value="1.556366" calcext:value-type="float">
            <text:p>1.55636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1</text:p>
          </table:table-cell>
          <table:table-cell office:value-type="float" office:value="1.504001" calcext:value-type="float">
            <text:p>1.50400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2</text:p>
          </table:table-cell>
          <table:table-cell office:value-type="float" office:value="1.821778" calcext:value-type="float">
            <text:p>1.82177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852" calcext:value-type="float">
            <text:p>28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3</text:p>
          </table:table-cell>
          <table:table-cell office:value-type="float" office:value="1.771829" calcext:value-type="float">
            <text:p>1.77182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4</text:p>
          </table:table-cell>
          <table:table-cell office:value-type="float" office:value="1.394291" calcext:value-type="float">
            <text:p>1.394291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5</text:p>
          </table:table-cell>
          <table:table-cell office:value-type="float" office:value="2.096755" calcext:value-type="float">
            <text:p>2.09675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6</text:p>
          </table:table-cell>
          <table:table-cell office:value-type="float" office:value="3.780874" calcext:value-type="float">
            <text:p>3.78087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7</text:p>
          </table:table-cell>
          <table:table-cell office:value-type="float" office:value="4.03558" calcext:value-type="float">
            <text:p>4.0355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8</text:p>
          </table:table-cell>
          <table:table-cell office:value-type="float" office:value="2.996896" calcext:value-type="float">
            <text:p>2.99689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49</text:p>
          </table:table-cell>
          <table:table-cell office:value-type="float" office:value="2.997171" calcext:value-type="float">
            <text:p>2.99717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0</text:p>
          </table:table-cell>
          <table:table-cell office:value-type="float" office:value="1.923679" calcext:value-type="float">
            <text:p>1.923679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1</text:p>
          </table:table-cell>
          <table:table-cell office:value-type="float" office:value="1.937352" calcext:value-type="float">
            <text:p>1.937352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2</text:p>
          </table:table-cell>
          <table:table-cell office:value-type="float" office:value="3.717761" calcext:value-type="float">
            <text:p>3.71776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3</text:p>
          </table:table-cell>
          <table:table-cell office:value-type="float" office:value="4.464366" calcext:value-type="float">
            <text:p>4.46436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4</text:p>
          </table:table-cell>
          <table:table-cell office:value-type="float" office:value="2.604411" calcext:value-type="float">
            <text:p>2.60441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116" calcext:value-type="float">
            <text:p>311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5</text:p>
          </table:table-cell>
          <table:table-cell office:value-type="float" office:value="3.803148" calcext:value-type="float">
            <text:p>3.80314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121" calcext:value-type="float">
            <text:p>312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6</text:p>
          </table:table-cell>
          <table:table-cell office:value-type="float" office:value="1.422962" calcext:value-type="float">
            <text:p>1.42296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7</text:p>
          </table:table-cell>
          <table:table-cell office:value-type="float" office:value="2.734583" calcext:value-type="float">
            <text:p>2.73458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8</text:p>
          </table:table-cell>
          <table:table-cell office:value-type="float" office:value="2.392578" calcext:value-type="float">
            <text:p>2.39257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4:59</text:p>
          </table:table-cell>
          <table:table-cell office:value-type="float" office:value="5.758793" calcext:value-type="float">
            <text:p>5.75879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0</text:p>
          </table:table-cell>
          <table:table-cell office:value-type="float" office:value="2.910185" calcext:value-type="float">
            <text:p>2.91018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781" calcext:value-type="float">
            <text:p>278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1</text:p>
          </table:table-cell>
          <table:table-cell office:value-type="float" office:value="2.603182" calcext:value-type="float">
            <text:p>2.60318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2</text:p>
          </table:table-cell>
          <table:table-cell office:value-type="float" office:value="2.218381" calcext:value-type="float">
            <text:p>2.21838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3</text:p>
          </table:table-cell>
          <table:table-cell office:value-type="float" office:value="4.053956" calcext:value-type="float">
            <text:p>4.053956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4</text:p>
          </table:table-cell>
          <table:table-cell office:value-type="float" office:value="2.705014" calcext:value-type="float">
            <text:p>2.70501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5</text:p>
          </table:table-cell>
          <table:table-cell office:value-type="float" office:value="0.793561" calcext:value-type="float">
            <text:p>0.79356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6</text:p>
          </table:table-cell>
          <table:table-cell office:value-type="float" office:value="3.089218" calcext:value-type="float">
            <text:p>3.089218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7</text:p>
          </table:table-cell>
          <table:table-cell office:value-type="float" office:value="1.904664" calcext:value-type="float">
            <text:p>1.90466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8</text:p>
          </table:table-cell>
          <table:table-cell office:value-type="float" office:value="3.117351" calcext:value-type="float">
            <text:p>3.11735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09</text:p>
          </table:table-cell>
          <table:table-cell office:value-type="float" office:value="1.193595" calcext:value-type="float">
            <text:p>1.19359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0</text:p>
          </table:table-cell>
          <table:table-cell office:value-type="float" office:value="3.554239" calcext:value-type="float">
            <text:p>3.55423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733" calcext:value-type="float">
            <text:p>273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1</text:p>
          </table:table-cell>
          <table:table-cell office:value-type="float" office:value="3.644396" calcext:value-type="float">
            <text:p>3.64439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2</text:p>
          </table:table-cell>
          <table:table-cell office:value-type="float" office:value="2.91136" calcext:value-type="float">
            <text:p>2.9113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827" calcext:value-type="float">
            <text:p>382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3</text:p>
          </table:table-cell>
          <table:table-cell office:value-type="float" office:value="1.735505" calcext:value-type="float">
            <text:p>1.735505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" calcext:value-type="float">
            <text:p>0</text:p>
          </table:table-cell>
          <table:table-cell office:value-type="float" office:value="2977" calcext:value-type="float">
            <text:p>2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4</text:p>
          </table:table-cell>
          <table:table-cell office:value-type="float" office:value="2.009996" calcext:value-type="float">
            <text:p>2.00999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5</text:p>
          </table:table-cell>
          <table:table-cell office:value-type="float" office:value="2.337537" calcext:value-type="float">
            <text:p>2.33753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6</text:p>
          </table:table-cell>
          <table:table-cell office:value-type="float" office:value="3.826727" calcext:value-type="float">
            <text:p>3.82672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7</text:p>
          </table:table-cell>
          <table:table-cell office:value-type="float" office:value="2.285438" calcext:value-type="float">
            <text:p>2.28543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8</text:p>
          </table:table-cell>
          <table:table-cell office:value-type="float" office:value="2.641917" calcext:value-type="float">
            <text:p>2.64191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19</text:p>
          </table:table-cell>
          <table:table-cell office:value-type="float" office:value="2.603449" calcext:value-type="float">
            <text:p>2.60344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0</text:p>
          </table:table-cell>
          <table:table-cell office:value-type="float" office:value="2.915873" calcext:value-type="float">
            <text:p>2.91587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1</text:p>
          </table:table-cell>
          <table:table-cell office:value-type="float" office:value="3.249644" calcext:value-type="float">
            <text:p>3.24964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2</text:p>
          </table:table-cell>
          <table:table-cell office:value-type="float" office:value="2.200458" calcext:value-type="float">
            <text:p>2.20045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3</text:p>
          </table:table-cell>
          <table:table-cell office:value-type="float" office:value="3.460049" calcext:value-type="float">
            <text:p>3.4600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4</text:p>
          </table:table-cell>
          <table:table-cell office:value-type="float" office:value="1.390446" calcext:value-type="float">
            <text:p>1.39044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394" calcext:value-type="float">
            <text:p>339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5</text:p>
          </table:table-cell>
          <table:table-cell office:value-type="float" office:value="3.751147" calcext:value-type="float">
            <text:p>3.75114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871" calcext:value-type="float">
            <text:p>28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6</text:p>
          </table:table-cell>
          <table:table-cell office:value-type="float" office:value="3.483153" calcext:value-type="float">
            <text:p>3.483153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7</text:p>
          </table:table-cell>
          <table:table-cell office:value-type="float" office:value="2.512122" calcext:value-type="float">
            <text:p>2.5121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48" calcext:value-type="float">
            <text:p>284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8</text:p>
          </table:table-cell>
          <table:table-cell office:value-type="float" office:value="1.786442" calcext:value-type="float">
            <text:p>1.78644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29</text:p>
          </table:table-cell>
          <table:table-cell office:value-type="float" office:value="2.82715" calcext:value-type="float">
            <text:p>2.8271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0</text:p>
          </table:table-cell>
          <table:table-cell office:value-type="float" office:value="3.636538" calcext:value-type="float">
            <text:p>3.63653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787" calcext:value-type="float">
            <text:p>278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1</text:p>
          </table:table-cell>
          <table:table-cell office:value-type="float" office:value="1.89227" calcext:value-type="float">
            <text:p>1.8922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2</text:p>
          </table:table-cell>
          <table:table-cell office:value-type="float" office:value="2.267302" calcext:value-type="float">
            <text:p>2.2673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2903" calcext:value-type="float">
            <text:p>29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3</text:p>
          </table:table-cell>
          <table:table-cell office:value-type="float" office:value="2.300014" calcext:value-type="float">
            <text:p>2.3000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4</text:p>
          </table:table-cell>
          <table:table-cell office:value-type="float" office:value="1.948166" calcext:value-type="float">
            <text:p>1.94816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5</text:p>
          </table:table-cell>
          <table:table-cell office:value-type="float" office:value="1.163955" calcext:value-type="float">
            <text:p>1.16395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6</text:p>
          </table:table-cell>
          <table:table-cell office:value-type="float" office:value="2.185324" calcext:value-type="float">
            <text:p>2.18532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7</text:p>
          </table:table-cell>
          <table:table-cell office:value-type="float" office:value="4.210758" calcext:value-type="float">
            <text:p>4.210758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8</text:p>
          </table:table-cell>
          <table:table-cell office:value-type="float" office:value="2.170208" calcext:value-type="float">
            <text:p>2.17020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39</text:p>
          </table:table-cell>
          <table:table-cell office:value-type="float" office:value="2.137937" calcext:value-type="float">
            <text:p>2.13793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0</text:p>
          </table:table-cell>
          <table:table-cell office:value-type="float" office:value="1.804688" calcext:value-type="float">
            <text:p>1.804688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265" calcext:value-type="float">
            <text:p>326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1</text:p>
          </table:table-cell>
          <table:table-cell office:value-type="float" office:value="2.510087" calcext:value-type="float">
            <text:p>2.51008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2</text:p>
          </table:table-cell>
          <table:table-cell office:value-type="float" office:value="4.206415" calcext:value-type="float">
            <text:p>4.20641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3</text:p>
          </table:table-cell>
          <table:table-cell office:value-type="float" office:value="3.506936" calcext:value-type="float">
            <text:p>3.50693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4</text:p>
          </table:table-cell>
          <table:table-cell office:value-type="float" office:value="5.011399" calcext:value-type="float">
            <text:p>5.01139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5</text:p>
          </table:table-cell>
          <table:table-cell office:value-type="float" office:value="2.930912" calcext:value-type="float">
            <text:p>2.93091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6</text:p>
          </table:table-cell>
          <table:table-cell office:value-type="float" office:value="2.643143" calcext:value-type="float">
            <text:p>2.64314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7</text:p>
          </table:table-cell>
          <table:table-cell office:value-type="float" office:value="2.251473" calcext:value-type="float">
            <text:p>2.25147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8</text:p>
          </table:table-cell>
          <table:table-cell office:value-type="float" office:value="5.581536" calcext:value-type="float">
            <text:p>5.581536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49</text:p>
          </table:table-cell>
          <table:table-cell office:value-type="float" office:value="2.93496" calcext:value-type="float">
            <text:p>2.9349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0</text:p>
          </table:table-cell>
          <table:table-cell office:value-type="float" office:value="1.15268" calcext:value-type="float">
            <text:p>1.1526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89" calcext:value-type="float">
            <text:p>318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1</text:p>
          </table:table-cell>
          <table:table-cell office:value-type="float" office:value="0.724833" calcext:value-type="float">
            <text:p>0.72483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2</text:p>
          </table:table-cell>
          <table:table-cell office:value-type="float" office:value="0.698983" calcext:value-type="float">
            <text:p>0.69898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3</text:p>
          </table:table-cell>
          <table:table-cell office:value-type="float" office:value="3.536554" calcext:value-type="float">
            <text:p>3.53655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4</text:p>
          </table:table-cell>
          <table:table-cell office:value-type="float" office:value="5.343071" calcext:value-type="float">
            <text:p>5.34307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5</text:p>
          </table:table-cell>
          <table:table-cell office:value-type="float" office:value="2.951229" calcext:value-type="float">
            <text:p>2.95122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6</text:p>
          </table:table-cell>
          <table:table-cell office:value-type="float" office:value="2.95128" calcext:value-type="float">
            <text:p>2.9512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142" calcext:value-type="float">
            <text:p>31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7</text:p>
          </table:table-cell>
          <table:table-cell office:value-type="float" office:value="3.774698" calcext:value-type="float">
            <text:p>3.77469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8</text:p>
          </table:table-cell>
          <table:table-cell office:value-type="float" office:value="2.307954" calcext:value-type="float">
            <text:p>2.30795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5:59</text:p>
          </table:table-cell>
          <table:table-cell office:value-type="float" office:value="6.260147" calcext:value-type="float">
            <text:p>6.26014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0</text:p>
          </table:table-cell>
          <table:table-cell office:value-type="float" office:value="2.904929" calcext:value-type="float">
            <text:p>2.90492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1</text:p>
          </table:table-cell>
          <table:table-cell office:value-type="float" office:value="1.231536" calcext:value-type="float">
            <text:p>1.23153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2</text:p>
          </table:table-cell>
          <table:table-cell office:value-type="float" office:value="1.19348" calcext:value-type="float">
            <text:p>1.1934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12" calcext:value-type="float">
            <text:p>30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3</text:p>
          </table:table-cell>
          <table:table-cell office:value-type="float" office:value="3.13526" calcext:value-type="float">
            <text:p>3.1352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4</text:p>
          </table:table-cell>
          <table:table-cell office:value-type="float" office:value="3.611837" calcext:value-type="float">
            <text:p>3.61183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5</text:p>
          </table:table-cell>
          <table:table-cell office:value-type="float" office:value="3.697903" calcext:value-type="float">
            <text:p>3.69790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6</text:p>
          </table:table-cell>
          <table:table-cell office:value-type="float" office:value="2.862033" calcext:value-type="float">
            <text:p>2.862033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" calcext:value-type="float">
            <text:p>0</text:p>
          </table:table-cell>
          <table:table-cell office:value-type="float" office:value="2848" calcext:value-type="float">
            <text:p>284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7</text:p>
          </table:table-cell>
          <table:table-cell office:value-type="float" office:value="4.929078" calcext:value-type="float">
            <text:p>4.92907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8</text:p>
          </table:table-cell>
          <table:table-cell office:value-type="float" office:value="1.292625" calcext:value-type="float">
            <text:p>1.29262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09</text:p>
          </table:table-cell>
          <table:table-cell office:value-type="float" office:value="2.060595" calcext:value-type="float">
            <text:p>2.06059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0</text:p>
          </table:table-cell>
          <table:table-cell office:value-type="float" office:value="3.238091" calcext:value-type="float">
            <text:p>3.23809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1</text:p>
          </table:table-cell>
          <table:table-cell office:value-type="float" office:value="5.210282" calcext:value-type="float">
            <text:p>5.210282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2</text:p>
          </table:table-cell>
          <table:table-cell office:value-type="float" office:value="2.979269" calcext:value-type="float">
            <text:p>2.979269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603" calcext:value-type="float">
            <text:p>36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3</text:p>
          </table:table-cell>
          <table:table-cell office:value-type="float" office:value="3.317217" calcext:value-type="float">
            <text:p>3.317217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2776" calcext:value-type="float">
            <text:p>277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4</text:p>
          </table:table-cell>
          <table:table-cell office:value-type="float" office:value="3.429296" calcext:value-type="float">
            <text:p>3.42929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5</text:p>
          </table:table-cell>
          <table:table-cell office:value-type="float" office:value="4.146774" calcext:value-type="float">
            <text:p>4.14677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6</text:p>
          </table:table-cell>
          <table:table-cell office:value-type="float" office:value="2.529511" calcext:value-type="float">
            <text:p>2.52951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7</text:p>
          </table:table-cell>
          <table:table-cell office:value-type="float" office:value="2.903826" calcext:value-type="float">
            <text:p>2.90382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8</text:p>
          </table:table-cell>
          <table:table-cell office:value-type="float" office:value="2.112097" calcext:value-type="float">
            <text:p>2.11209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19</text:p>
          </table:table-cell>
          <table:table-cell office:value-type="float" office:value="3.289862" calcext:value-type="float">
            <text:p>3.28986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0</text:p>
          </table:table-cell>
          <table:table-cell office:value-type="float" office:value="0.840375" calcext:value-type="float">
            <text:p>0.84037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1</text:p>
          </table:table-cell>
          <table:table-cell office:value-type="float" office:value="1.987932" calcext:value-type="float">
            <text:p>1.98793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69" calcext:value-type="float">
            <text:p>336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2</text:p>
          </table:table-cell>
          <table:table-cell office:value-type="float" office:value="4.703135" calcext:value-type="float">
            <text:p>4.70313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3</text:p>
          </table:table-cell>
          <table:table-cell office:value-type="float" office:value="2.47431" calcext:value-type="float">
            <text:p>2.4743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3716" calcext:value-type="float">
            <text:p>37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4</text:p>
          </table:table-cell>
          <table:table-cell office:value-type="float" office:value="2.489576" calcext:value-type="float">
            <text:p>2.48957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58" calcext:value-type="float">
            <text:p>305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5</text:p>
          </table:table-cell>
          <table:table-cell office:value-type="float" office:value="4.680246" calcext:value-type="float">
            <text:p>4.68024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6</text:p>
          </table:table-cell>
          <table:table-cell office:value-type="float" office:value="2.21409" calcext:value-type="float">
            <text:p>2.2140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192" calcext:value-type="float">
            <text:p>31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7</text:p>
          </table:table-cell>
          <table:table-cell office:value-type="float" office:value="1.680047" calcext:value-type="float">
            <text:p>1.68004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938" calcext:value-type="float">
            <text:p>39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8</text:p>
          </table:table-cell>
          <table:table-cell office:value-type="float" office:value="2.449471" calcext:value-type="float">
            <text:p>2.44947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29</text:p>
          </table:table-cell>
          <table:table-cell office:value-type="float" office:value="4.92815" calcext:value-type="float">
            <text:p>4.9281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0</text:p>
          </table:table-cell>
          <table:table-cell office:value-type="float" office:value="2.240066" calcext:value-type="float">
            <text:p>2.240066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1</text:p>
          </table:table-cell>
          <table:table-cell office:value-type="float" office:value="1.784563" calcext:value-type="float">
            <text:p>1.78456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2</text:p>
          </table:table-cell>
          <table:table-cell office:value-type="float" office:value="3.257855" calcext:value-type="float">
            <text:p>3.25785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3</text:p>
          </table:table-cell>
          <table:table-cell office:value-type="float" office:value="5.057696" calcext:value-type="float">
            <text:p>5.05769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4</text:p>
          </table:table-cell>
          <table:table-cell office:value-type="float" office:value="3.499121" calcext:value-type="float">
            <text:p>3.49912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899" calcext:value-type="float">
            <text:p>289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5</text:p>
          </table:table-cell>
          <table:table-cell office:value-type="float" office:value="3.159574" calcext:value-type="float">
            <text:p>3.15957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372" calcext:value-type="float">
            <text:p>337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6</text:p>
          </table:table-cell>
          <table:table-cell office:value-type="float" office:value="2.392357" calcext:value-type="float">
            <text:p>2.39235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7</text:p>
          </table:table-cell>
          <table:table-cell office:value-type="float" office:value="3.978217" calcext:value-type="float">
            <text:p>3.97821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8</text:p>
          </table:table-cell>
          <table:table-cell office:value-type="float" office:value="2.682055" calcext:value-type="float">
            <text:p>2.68205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39</text:p>
          </table:table-cell>
          <table:table-cell office:value-type="float" office:value="3.045237" calcext:value-type="float">
            <text:p>3.04523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0</text:p>
          </table:table-cell>
          <table:table-cell office:value-type="float" office:value="3.16558" calcext:value-type="float">
            <text:p>3.16558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1</text:p>
          </table:table-cell>
          <table:table-cell office:value-type="float" office:value="3.731664" calcext:value-type="float">
            <text:p>3.73166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2</text:p>
          </table:table-cell>
          <table:table-cell office:value-type="float" office:value="1.770971" calcext:value-type="float">
            <text:p>1.77097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3</text:p>
          </table:table-cell>
          <table:table-cell office:value-type="float" office:value="3.316467" calcext:value-type="float">
            <text:p>3.31646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414" calcext:value-type="float">
            <text:p>341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4</text:p>
          </table:table-cell>
          <table:table-cell office:value-type="float" office:value="3.110576" calcext:value-type="float">
            <text:p>3.11057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5</text:p>
          </table:table-cell>
          <table:table-cell office:value-type="float" office:value="2.33711" calcext:value-type="float">
            <text:p>2.33711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6</text:p>
          </table:table-cell>
          <table:table-cell office:value-type="float" office:value="1.537329" calcext:value-type="float">
            <text:p>1.53732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530" calcext:value-type="float">
            <text:p>35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7</text:p>
          </table:table-cell>
          <table:table-cell office:value-type="float" office:value="4.023961" calcext:value-type="float">
            <text:p>4.02396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945" calcext:value-type="float">
            <text:p>294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8</text:p>
          </table:table-cell>
          <table:table-cell office:value-type="float" office:value="1.909334" calcext:value-type="float">
            <text:p>1.90933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3249" calcext:value-type="float">
            <text:p>324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49</text:p>
          </table:table-cell>
          <table:table-cell office:value-type="float" office:value="2.807185" calcext:value-type="float">
            <text:p>2.80718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0</text:p>
          </table:table-cell>
          <table:table-cell office:value-type="float" office:value="1.074264" calcext:value-type="float">
            <text:p>1.074264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2836" calcext:value-type="float">
            <text:p>283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1</text:p>
          </table:table-cell>
          <table:table-cell office:value-type="float" office:value="1.775261" calcext:value-type="float">
            <text:p>1.77526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2</text:p>
          </table:table-cell>
          <table:table-cell office:value-type="float" office:value="2.517578" calcext:value-type="float">
            <text:p>2.51757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3</text:p>
          </table:table-cell>
          <table:table-cell office:value-type="float" office:value="3.574116" calcext:value-type="float">
            <text:p>3.57411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4</text:p>
          </table:table-cell>
          <table:table-cell office:value-type="float" office:value="1.82996" calcext:value-type="float">
            <text:p>1.8299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5</text:p>
          </table:table-cell>
          <table:table-cell office:value-type="float" office:value="3.514778" calcext:value-type="float">
            <text:p>3.51477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6</text:p>
          </table:table-cell>
          <table:table-cell office:value-type="float" office:value="4.939484" calcext:value-type="float">
            <text:p>4.93948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251" calcext:value-type="float">
            <text:p>325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7</text:p>
          </table:table-cell>
          <table:table-cell office:value-type="float" office:value="2.887813" calcext:value-type="float">
            <text:p>2.887813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8</text:p>
          </table:table-cell>
          <table:table-cell office:value-type="float" office:value="1.864183" calcext:value-type="float">
            <text:p>1.86418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785" calcext:value-type="float">
            <text:p>278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6:59</text:p>
          </table:table-cell>
          <table:table-cell office:value-type="float" office:value="2.995391" calcext:value-type="float">
            <text:p>2.99539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0</text:p>
          </table:table-cell>
          <table:table-cell office:value-type="float" office:value="2.645618" calcext:value-type="float">
            <text:p>2.64561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1</text:p>
          </table:table-cell>
          <table:table-cell office:value-type="float" office:value="1.476369" calcext:value-type="float">
            <text:p>1.476369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2</text:p>
          </table:table-cell>
          <table:table-cell office:value-type="float" office:value="0.742359" calcext:value-type="float">
            <text:p>0.74235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3</text:p>
          </table:table-cell>
          <table:table-cell office:value-type="float" office:value="1.012155" calcext:value-type="float">
            <text:p>1.01215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853" calcext:value-type="float">
            <text:p>285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4</text:p>
          </table:table-cell>
          <table:table-cell office:value-type="float" office:value="3.908615" calcext:value-type="float">
            <text:p>3.90861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5</text:p>
          </table:table-cell>
          <table:table-cell office:value-type="float" office:value="4.292711" calcext:value-type="float">
            <text:p>4.29271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6</text:p>
          </table:table-cell>
          <table:table-cell office:value-type="float" office:value="5.181856" calcext:value-type="float">
            <text:p>5.18185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7</text:p>
          </table:table-cell>
          <table:table-cell office:value-type="float" office:value="1.840098" calcext:value-type="float">
            <text:p>1.84009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177" calcext:value-type="float">
            <text:p>317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8</text:p>
          </table:table-cell>
          <table:table-cell office:value-type="float" office:value="3.67056" calcext:value-type="float">
            <text:p>3.6705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09</text:p>
          </table:table-cell>
          <table:table-cell office:value-type="float" office:value="5.194458" calcext:value-type="float">
            <text:p>5.19445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0</text:p>
          </table:table-cell>
          <table:table-cell office:value-type="float" office:value="2.047545" calcext:value-type="float">
            <text:p>2.04754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770" calcext:value-type="float">
            <text:p>277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1</text:p>
          </table:table-cell>
          <table:table-cell office:value-type="float" office:value="2.057343" calcext:value-type="float">
            <text:p>2.05734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2</text:p>
          </table:table-cell>
          <table:table-cell office:value-type="float" office:value="1.935326" calcext:value-type="float">
            <text:p>1.93532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3</text:p>
          </table:table-cell>
          <table:table-cell office:value-type="float" office:value="3.424124" calcext:value-type="float">
            <text:p>3.42412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4</text:p>
          </table:table-cell>
          <table:table-cell office:value-type="float" office:value="2.746835" calcext:value-type="float">
            <text:p>2.74683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5</text:p>
          </table:table-cell>
          <table:table-cell office:value-type="float" office:value="1.146914" calcext:value-type="float">
            <text:p>1.146914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6</text:p>
          </table:table-cell>
          <table:table-cell office:value-type="float" office:value="1.876021" calcext:value-type="float">
            <text:p>1.87602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7</text:p>
          </table:table-cell>
          <table:table-cell office:value-type="float" office:value="4.150601" calcext:value-type="float">
            <text:p>4.15060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8</text:p>
          </table:table-cell>
          <table:table-cell office:value-type="float" office:value="2.355636" calcext:value-type="float">
            <text:p>2.35563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706" calcext:value-type="float">
            <text:p>270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19</text:p>
          </table:table-cell>
          <table:table-cell office:value-type="float" office:value="3.372081" calcext:value-type="float">
            <text:p>3.37208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0</text:p>
          </table:table-cell>
          <table:table-cell office:value-type="float" office:value="1.934441" calcext:value-type="float">
            <text:p>1.93444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939" calcext:value-type="float">
            <text:p>293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1</text:p>
          </table:table-cell>
          <table:table-cell office:value-type="float" office:value="3.11305" calcext:value-type="float">
            <text:p>3.113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2923" calcext:value-type="float">
            <text:p>292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2</text:p>
          </table:table-cell>
          <table:table-cell office:value-type="float" office:value="4.240492" calcext:value-type="float">
            <text:p>4.240492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3</text:p>
          </table:table-cell>
          <table:table-cell office:value-type="float" office:value="2.68267" calcext:value-type="float">
            <text:p>2.6826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704" calcext:value-type="float">
            <text:p>270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4</text:p>
          </table:table-cell>
          <table:table-cell office:value-type="float" office:value="3.76954" calcext:value-type="float">
            <text:p>3.7695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5</text:p>
          </table:table-cell>
          <table:table-cell office:value-type="float" office:value="2.683174" calcext:value-type="float">
            <text:p>2.683174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743" calcext:value-type="float">
            <text:p>274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6</text:p>
          </table:table-cell>
          <table:table-cell office:value-type="float" office:value="5.779357" calcext:value-type="float">
            <text:p>5.77935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7</text:p>
          </table:table-cell>
          <table:table-cell office:value-type="float" office:value="4.010179" calcext:value-type="float">
            <text:p>4.010179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8</text:p>
          </table:table-cell>
          <table:table-cell office:value-type="float" office:value="4.930874" calcext:value-type="float">
            <text:p>4.93087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29</text:p>
          </table:table-cell>
          <table:table-cell office:value-type="float" office:value="2.976896" calcext:value-type="float">
            <text:p>2.97689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0</text:p>
          </table:table-cell>
          <table:table-cell office:value-type="float" office:value="2.15834" calcext:value-type="float">
            <text:p>2.1583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1</text:p>
          </table:table-cell>
          <table:table-cell office:value-type="float" office:value="2.032819" calcext:value-type="float">
            <text:p>2.03281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45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2</text:p>
          </table:table-cell>
          <table:table-cell office:value-type="float" office:value="3.289442" calcext:value-type="float">
            <text:p>3.289442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775" calcext:value-type="float">
            <text:p>277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3</text:p>
          </table:table-cell>
          <table:table-cell office:value-type="float" office:value="2.88499" calcext:value-type="float">
            <text:p>2.8849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4</text:p>
          </table:table-cell>
          <table:table-cell office:value-type="float" office:value="4.481618" calcext:value-type="float">
            <text:p>4.48161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5</text:p>
          </table:table-cell>
          <table:table-cell office:value-type="float" office:value="2.553098" calcext:value-type="float">
            <text:p>2.55309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6</text:p>
          </table:table-cell>
          <table:table-cell office:value-type="float" office:value="3.45851" calcext:value-type="float">
            <text:p>3.4585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7</text:p>
          </table:table-cell>
          <table:table-cell office:value-type="float" office:value="5.892186" calcext:value-type="float">
            <text:p>5.89218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8</text:p>
          </table:table-cell>
          <table:table-cell office:value-type="float" office:value="2.283111" calcext:value-type="float">
            <text:p>2.283111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39</text:p>
          </table:table-cell>
          <table:table-cell office:value-type="float" office:value="6.204639" calcext:value-type="float">
            <text:p>6.20463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3428" calcext:value-type="float">
            <text:p>342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0</text:p>
          </table:table-cell>
          <table:table-cell office:value-type="float" office:value="1.488473" calcext:value-type="float">
            <text:p>1.48847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1</text:p>
          </table:table-cell>
          <table:table-cell office:value-type="float" office:value="2.894027" calcext:value-type="float">
            <text:p>2.89402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2</text:p>
          </table:table-cell>
          <table:table-cell office:value-type="float" office:value="5.252121" calcext:value-type="float">
            <text:p>5.252121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393" calcext:value-type="float">
            <text:p>339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3</text:p>
          </table:table-cell>
          <table:table-cell office:value-type="float" office:value="3.820037" calcext:value-type="float">
            <text:p>3.82003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4</text:p>
          </table:table-cell>
          <table:table-cell office:value-type="float" office:value="4.465426" calcext:value-type="float">
            <text:p>4.465426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5</text:p>
          </table:table-cell>
          <table:table-cell office:value-type="float" office:value="5.891684" calcext:value-type="float">
            <text:p>5.89168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577" calcext:value-type="float">
            <text:p>257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6</text:p>
          </table:table-cell>
          <table:table-cell office:value-type="float" office:value="2.895109" calcext:value-type="float">
            <text:p>2.89510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383" calcext:value-type="float">
            <text:p>33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7</text:p>
          </table:table-cell>
          <table:table-cell office:value-type="float" office:value="3.312123" calcext:value-type="float">
            <text:p>3.31212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8</text:p>
          </table:table-cell>
          <table:table-cell office:value-type="float" office:value="2.488994" calcext:value-type="float">
            <text:p>2.48899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49</text:p>
          </table:table-cell>
          <table:table-cell office:value-type="float" office:value="2.884613" calcext:value-type="float">
            <text:p>2.884613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0</text:p>
          </table:table-cell>
          <table:table-cell office:value-type="float" office:value="1.8288" calcext:value-type="float">
            <text:p>1.828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1</text:p>
          </table:table-cell>
          <table:table-cell office:value-type="float" office:value="3.714176" calcext:value-type="float">
            <text:p>3.71417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2</text:p>
          </table:table-cell>
          <table:table-cell office:value-type="float" office:value="4.912625" calcext:value-type="float">
            <text:p>4.91262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3</text:p>
          </table:table-cell>
          <table:table-cell office:value-type="float" office:value="4.221069" calcext:value-type="float">
            <text:p>4.22106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4</text:p>
          </table:table-cell>
          <table:table-cell office:value-type="float" office:value="3.546638" calcext:value-type="float">
            <text:p>3.546638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5</text:p>
          </table:table-cell>
          <table:table-cell office:value-type="float" office:value="5.729551" calcext:value-type="float">
            <text:p>5.72955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6</text:p>
          </table:table-cell>
          <table:table-cell office:value-type="float" office:value="3.717247" calcext:value-type="float">
            <text:p>3.71724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7</text:p>
          </table:table-cell>
          <table:table-cell office:value-type="float" office:value="3.343821" calcext:value-type="float">
            <text:p>3.34382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8</text:p>
          </table:table-cell>
          <table:table-cell office:value-type="float" office:value="3.720639" calcext:value-type="float">
            <text:p>3.720639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7:59</text:p>
          </table:table-cell>
          <table:table-cell office:value-type="float" office:value="2.665615" calcext:value-type="float">
            <text:p>2.665615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0</text:p>
          </table:table-cell>
          <table:table-cell office:value-type="float" office:value="1.787913" calcext:value-type="float">
            <text:p>1.787913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1</text:p>
          </table:table-cell>
          <table:table-cell office:value-type="float" office:value="1.766216" calcext:value-type="float">
            <text:p>1.76621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2</text:p>
          </table:table-cell>
          <table:table-cell office:value-type="float" office:value="1.31809" calcext:value-type="float">
            <text:p>1.3180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3</text:p>
          </table:table-cell>
          <table:table-cell office:value-type="float" office:value="4.555169" calcext:value-type="float">
            <text:p>4.555169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893" calcext:value-type="float">
            <text:p>28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4</text:p>
          </table:table-cell>
          <table:table-cell office:value-type="float" office:value="2.148472" calcext:value-type="float">
            <text:p>2.14847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5</text:p>
          </table:table-cell>
          <table:table-cell office:value-type="float" office:value="2.6193" calcext:value-type="float">
            <text:p>2.619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6</text:p>
          </table:table-cell>
          <table:table-cell office:value-type="float" office:value="4.410096" calcext:value-type="float">
            <text:p>4.41009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7</text:p>
          </table:table-cell>
          <table:table-cell office:value-type="float" office:value="3.892354" calcext:value-type="float">
            <text:p>3.89235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8</text:p>
          </table:table-cell>
          <table:table-cell office:value-type="float" office:value="3.58326" calcext:value-type="float">
            <text:p>3.58326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3583" calcext:value-type="float">
            <text:p>358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09</text:p>
          </table:table-cell>
          <table:table-cell office:value-type="float" office:value="4.877418" calcext:value-type="float">
            <text:p>4.87741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0</text:p>
          </table:table-cell>
          <table:table-cell office:value-type="float" office:value="1.882748" calcext:value-type="float">
            <text:p>1.88274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1</text:p>
          </table:table-cell>
          <table:table-cell office:value-type="float" office:value="3.167754" calcext:value-type="float">
            <text:p>3.167754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2</text:p>
          </table:table-cell>
          <table:table-cell office:value-type="float" office:value="2.622425" calcext:value-type="float">
            <text:p>2.62242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44" calcext:value-type="float">
            <text:p>29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3</text:p>
          </table:table-cell>
          <table:table-cell office:value-type="float" office:value="2.165277" calcext:value-type="float">
            <text:p>2.16527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4</text:p>
          </table:table-cell>
          <table:table-cell office:value-type="float" office:value="1.251127" calcext:value-type="float">
            <text:p>1.25112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5</text:p>
          </table:table-cell>
          <table:table-cell office:value-type="float" office:value="4.01049" calcext:value-type="float">
            <text:p>4.01049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6</text:p>
          </table:table-cell>
          <table:table-cell office:value-type="float" office:value="1.155269" calcext:value-type="float">
            <text:p>1.15526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7</text:p>
          </table:table-cell>
          <table:table-cell office:value-type="float" office:value="4.392877" calcext:value-type="float">
            <text:p>4.39287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8</text:p>
          </table:table-cell>
          <table:table-cell office:value-type="float" office:value="1.111404" calcext:value-type="float">
            <text:p>1.11140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19</text:p>
          </table:table-cell>
          <table:table-cell office:value-type="float" office:value="4.265171" calcext:value-type="float">
            <text:p>4.26517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35" calcext:value-type="float">
            <text:p>313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0</text:p>
          </table:table-cell>
          <table:table-cell office:value-type="float" office:value="1.879122" calcext:value-type="float">
            <text:p>1.879122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3303" calcext:value-type="float">
            <text:p>330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1</text:p>
          </table:table-cell>
          <table:table-cell office:value-type="float" office:value="2.623605" calcext:value-type="float">
            <text:p>2.6236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398" calcext:value-type="float">
            <text:p>339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2</text:p>
          </table:table-cell>
          <table:table-cell office:value-type="float" office:value="5.198754" calcext:value-type="float">
            <text:p>5.19875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318" calcext:value-type="float">
            <text:p>33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3</text:p>
          </table:table-cell>
          <table:table-cell office:value-type="float" office:value="1.183868" calcext:value-type="float">
            <text:p>1.18386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449" calcext:value-type="float">
            <text:p>34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4</text:p>
          </table:table-cell>
          <table:table-cell office:value-type="float" office:value="3.32141" calcext:value-type="float">
            <text:p>3.3214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535" calcext:value-type="float">
            <text:p>353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5</text:p>
          </table:table-cell>
          <table:table-cell office:value-type="float" office:value="3.778968" calcext:value-type="float">
            <text:p>3.77896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6</text:p>
          </table:table-cell>
          <table:table-cell office:value-type="float" office:value="2.686938" calcext:value-type="float">
            <text:p>2.68693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7</text:p>
          </table:table-cell>
          <table:table-cell office:value-type="float" office:value="2.908987" calcext:value-type="float">
            <text:p>2.90898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8</text:p>
          </table:table-cell>
          <table:table-cell office:value-type="float" office:value="1.492203" calcext:value-type="float">
            <text:p>1.49220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29</text:p>
          </table:table-cell>
          <table:table-cell office:value-type="float" office:value="1.049066" calcext:value-type="float">
            <text:p>1.049066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" calcext:value-type="float">
            <text:p>0</text:p>
          </table:table-cell>
          <table:table-cell office:value-type="float" office:value="2853" calcext:value-type="float">
            <text:p>285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0</text:p>
          </table:table-cell>
          <table:table-cell office:value-type="float" office:value="1.740991" calcext:value-type="float">
            <text:p>1.74099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1</text:p>
          </table:table-cell>
          <table:table-cell office:value-type="float" office:value="2.416341" calcext:value-type="float">
            <text:p>2.41634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2</text:p>
          </table:table-cell>
          <table:table-cell office:value-type="float" office:value="2.34502" calcext:value-type="float">
            <text:p>2.3450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3</text:p>
          </table:table-cell>
          <table:table-cell office:value-type="float" office:value="3.984973" calcext:value-type="float">
            <text:p>3.98497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4</text:p>
          </table:table-cell>
          <table:table-cell office:value-type="float" office:value="2.374889" calcext:value-type="float">
            <text:p>2.37488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637" calcext:value-type="float">
            <text:p>363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5</text:p>
          </table:table-cell>
          <table:table-cell office:value-type="float" office:value="0.992505" calcext:value-type="float">
            <text:p>0.99250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6</text:p>
          </table:table-cell>
          <table:table-cell office:value-type="float" office:value="1.943076" calcext:value-type="float">
            <text:p>1.94307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7</text:p>
          </table:table-cell>
          <table:table-cell office:value-type="float" office:value="1.911568" calcext:value-type="float">
            <text:p>1.91156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8</text:p>
          </table:table-cell>
          <table:table-cell office:value-type="float" office:value="3.22408" calcext:value-type="float">
            <text:p>3.2240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39</text:p>
          </table:table-cell>
          <table:table-cell office:value-type="float" office:value="2.64426" calcext:value-type="float">
            <text:p>2.6442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0</text:p>
          </table:table-cell>
          <table:table-cell office:value-type="float" office:value="1.700301" calcext:value-type="float">
            <text:p>1.70030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1</text:p>
          </table:table-cell>
          <table:table-cell office:value-type="float" office:value="2.002762" calcext:value-type="float">
            <text:p>2.002762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2</text:p>
          </table:table-cell>
          <table:table-cell office:value-type="float" office:value="3.88382" calcext:value-type="float">
            <text:p>3.8838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3</text:p>
          </table:table-cell>
          <table:table-cell office:value-type="float" office:value="3.653389" calcext:value-type="float">
            <text:p>3.65338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4</text:p>
          </table:table-cell>
          <table:table-cell office:value-type="float" office:value="2.731174" calcext:value-type="float">
            <text:p>2.73117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5</text:p>
          </table:table-cell>
          <table:table-cell office:value-type="float" office:value="4.315675" calcext:value-type="float">
            <text:p>4.31567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672" calcext:value-type="float">
            <text:p>367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6</text:p>
          </table:table-cell>
          <table:table-cell office:value-type="float" office:value="3.102947" calcext:value-type="float">
            <text:p>3.10294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7</text:p>
          </table:table-cell>
          <table:table-cell office:value-type="float" office:value="2.83192" calcext:value-type="float">
            <text:p>2.8319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8</text:p>
          </table:table-cell>
          <table:table-cell office:value-type="float" office:value="4.152662" calcext:value-type="float">
            <text:p>4.15266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49</text:p>
          </table:table-cell>
          <table:table-cell office:value-type="float" office:value="1.098287" calcext:value-type="float">
            <text:p>1.09828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0</text:p>
          </table:table-cell>
          <table:table-cell office:value-type="float" office:value="1.10103" calcext:value-type="float">
            <text:p>1.10103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1</text:p>
          </table:table-cell>
          <table:table-cell office:value-type="float" office:value="2.870853" calcext:value-type="float">
            <text:p>2.87085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2</text:p>
          </table:table-cell>
          <table:table-cell office:value-type="float" office:value="1.865689" calcext:value-type="float">
            <text:p>1.86568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3</text:p>
          </table:table-cell>
          <table:table-cell office:value-type="float" office:value="2.49731" calcext:value-type="float">
            <text:p>2.4973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328" calcext:value-type="float">
            <text:p>33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4</text:p>
          </table:table-cell>
          <table:table-cell office:value-type="float" office:value="2.176243" calcext:value-type="float">
            <text:p>2.17624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5</text:p>
          </table:table-cell>
          <table:table-cell office:value-type="float" office:value="3.966611" calcext:value-type="float">
            <text:p>3.966611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6</text:p>
          </table:table-cell>
          <table:table-cell office:value-type="float" office:value="4.727762" calcext:value-type="float">
            <text:p>4.7277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7</text:p>
          </table:table-cell>
          <table:table-cell office:value-type="float" office:value="3.368824" calcext:value-type="float">
            <text:p>3.36882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8</text:p>
          </table:table-cell>
          <table:table-cell office:value-type="float" office:value="2.652151" calcext:value-type="float">
            <text:p>2.65215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8:59</text:p>
          </table:table-cell>
          <table:table-cell office:value-type="float" office:value="3.640761" calcext:value-type="float">
            <text:p>3.64076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0</text:p>
          </table:table-cell>
          <table:table-cell office:value-type="float" office:value="1.159743" calcext:value-type="float">
            <text:p>1.159743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1</text:p>
          </table:table-cell>
          <table:table-cell office:value-type="float" office:value="1.493853" calcext:value-type="float">
            <text:p>1.49385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2</text:p>
          </table:table-cell>
          <table:table-cell office:value-type="float" office:value="4.756459" calcext:value-type="float">
            <text:p>4.75645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3</text:p>
          </table:table-cell>
          <table:table-cell office:value-type="float" office:value="2.72401" calcext:value-type="float">
            <text:p>2.7240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4</text:p>
          </table:table-cell>
          <table:table-cell office:value-type="float" office:value="4.80999" calcext:value-type="float">
            <text:p>4.80999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5</text:p>
          </table:table-cell>
          <table:table-cell office:value-type="float" office:value="1.639905" calcext:value-type="float">
            <text:p>1.63990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6</text:p>
          </table:table-cell>
          <table:table-cell office:value-type="float" office:value="2.059852" calcext:value-type="float">
            <text:p>2.059852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7</text:p>
          </table:table-cell>
          <table:table-cell office:value-type="float" office:value="2.363593" calcext:value-type="float">
            <text:p>2.36359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8</text:p>
          </table:table-cell>
          <table:table-cell office:value-type="float" office:value="1.598924" calcext:value-type="float">
            <text:p>1.598924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2668" calcext:value-type="float">
            <text:p>266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09</text:p>
          </table:table-cell>
          <table:table-cell office:value-type="float" office:value="1.882641" calcext:value-type="float">
            <text:p>1.88264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0</text:p>
          </table:table-cell>
          <table:table-cell office:value-type="float" office:value="3.377737" calcext:value-type="float">
            <text:p>3.377737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1</text:p>
          </table:table-cell>
          <table:table-cell office:value-type="float" office:value="1.904794" calcext:value-type="float">
            <text:p>1.904794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976" calcext:value-type="float">
            <text:p>297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2</text:p>
          </table:table-cell>
          <table:table-cell office:value-type="float" office:value="3.532305" calcext:value-type="float">
            <text:p>3.5323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3</text:p>
          </table:table-cell>
          <table:table-cell office:value-type="float" office:value="3.010314" calcext:value-type="float">
            <text:p>3.01031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86" calcext:value-type="float">
            <text:p>328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4</text:p>
          </table:table-cell>
          <table:table-cell office:value-type="float" office:value="4.05497" calcext:value-type="float">
            <text:p>4.0549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5</text:p>
          </table:table-cell>
          <table:table-cell office:value-type="float" office:value="3.373452" calcext:value-type="float">
            <text:p>3.37345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795" calcext:value-type="float">
            <text:p>279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6</text:p>
          </table:table-cell>
          <table:table-cell office:value-type="float" office:value="1.527108" calcext:value-type="float">
            <text:p>1.527108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7</text:p>
          </table:table-cell>
          <table:table-cell office:value-type="float" office:value="1.859916" calcext:value-type="float">
            <text:p>1.85991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78" calcext:value-type="float">
            <text:p>307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8</text:p>
          </table:table-cell>
          <table:table-cell office:value-type="float" office:value="4.086312" calcext:value-type="float">
            <text:p>4.08631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19</text:p>
          </table:table-cell>
          <table:table-cell office:value-type="float" office:value="1.586392" calcext:value-type="float">
            <text:p>1.58639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20</text:p>
          </table:table-cell>
          <table:table-cell office:value-type="float" office:value="2.359433" calcext:value-type="float">
            <text:p>2.35943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21</text:p>
          </table:table-cell>
          <table:table-cell office:value-type="float" office:value="1.951687" calcext:value-type="float">
            <text:p>1.95168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833" calcext:value-type="float">
            <text:p>283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22</text:p>
          </table:table-cell>
          <table:table-cell office:value-type="float" office:value="3.8269" calcext:value-type="float">
            <text:p>3.826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23</text:p>
          </table:table-cell>
          <table:table-cell office:value-type="float" office:value="1.138476" calcext:value-type="float">
            <text:p>1.13847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24</text:p>
          </table:table-cell>
          <table:table-cell office:value-type="float" office:value="2.565378" calcext:value-type="float">
            <text:p>2.56537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3402" calcext:value-type="float">
            <text:p>340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25</text:p>
          </table:table-cell>
          <table:table-cell office:value-type="float" office:value="1.894184" calcext:value-type="float">
            <text:p>1.89418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22:29:2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7:34:27.517207330</dc:date>
    <meta:editing-duration>PT2M15S</meta:editing-duration>
    <meta:editing-cycles>1</meta:editing-cycles>
    <meta:document-statistic meta:table-count="1" meta:cell-count="4284" meta:object-count="2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6.C1:test276.D612" chart:data-source-has-labels="row" svg:x="0.32cm" svg:y="0.18cm" svg:width="13.361cm" svg:height="8.64cm">
          <chartooo:coordinate-region svg:x="0.941cm" svg:y="0.301cm" svg:width="12.74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6.C2:test276.C612" chart:label-cell-address="test276.C1:test276.C1" chart:class="chart:bar">
            <chart:data-point chart:repeated="611"/>
          </chart:series>
          <chart:series chart:style-name="ch8" chart:values-cell-range-address="test276.D2:test276.D612" chart:label-cell-address="test276.D1:test276.D1" chart:class="chart:bar">
            <chart:data-point chart:repeated="6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6.C1:test276.C1</svg:desc>
                </draw:g>
              </table:table-cell>
              <table:table-cell office:value-type="string">
                <text:p>xfertime</text:p>
                <draw:g>
                  <svg:desc>test276.D1:test27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484">
                <text:p>0.42484</text:p>
                <draw:g>
                  <svg:desc>test276.C2:test276.C612</svg:desc>
                </draw:g>
              </table:table-cell>
              <table:table-cell office:value-type="float" office:value="0.001477">
                <text:p>0.001477</text:p>
                <draw:g>
                  <svg:desc>test276.D2:test276.D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91176">
                <text:p>10.59117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51178">
                <text:p>13.651178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481345">
                <text:p>15.48134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47623">
                <text:p>14.34762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75532">
                <text:p>15.275532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992512">
                <text:p>12.992512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08465">
                <text:p>14.30846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36328">
                <text:p>12.736328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519435">
                <text:p>19.519435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00849">
                <text:p>14.00849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76124">
                <text:p>16.67612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166251">
                <text:p>13.16625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86668">
                <text:p>17.8666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76351">
                <text:p>16.67635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678351">
                <text:p>16.678351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049">
                <text:p>0.01504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966">
                <text:p>0.014966</text:p>
              </table:table-cell>
              <table:table-cell office:value-type="float" office:value="0.000288">
                <text:p>0.000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512317">
                <text:p>12.512317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340602">
                <text:p>33.34060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.012704">
                <text:p>50.012704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703375">
                <text:p>16.703375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017205">
                <text:p>50.017205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552045">
                <text:p>13.55204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21236">
                <text:p>12.12123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442224">
                <text:p>15.44222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04696">
                <text:p>16.0469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63516">
                <text:p>18.963516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75053">
                <text:p>20.07505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438993">
                <text:p>17.43899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595843">
                <text:p>20.59584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930746">
                <text:p>16.930746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316449">
                <text:p>17.316449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661852">
                <text:p>15.661852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98244">
                <text:p>13.89824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5989">
                <text:p>3.3598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31874">
                <text:p>7.83187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459007">
                <text:p>3.459007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971731">
                <text:p>12.97173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11811">
                <text:p>2.51181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4362">
                <text:p>0.014362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917825">
                <text:p>15.917825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33273">
                <text:p>15.63327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58445">
                <text:p>4.558445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011188">
                <text:p>5.011188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12129">
                <text:p>11.12129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54062">
                <text:p>7.154062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345001">
                <text:p>8.345001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11933">
                <text:p>10.011933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638">
                <text:p>0.01638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017483">
                <text:p>10.017483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083">
                <text:p>0.017083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009103">
                <text:p>25.009103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013177">
                <text:p>25.013177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121">
                <text:p>0.024121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882">
                <text:p>0.022882</text:p>
              </table:table-cell>
              <table:table-cell office:value-type="float" office:value="0.000549">
                <text:p>0.0005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1302">
                <text:p>50.01302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01099">
                <text:p>25.01099</text:p>
              </table:table-cell>
              <table:table-cell office:value-type="float" office:value="0.000262">
                <text:p>0.000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585">
                <text:p>0.028585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.013537">
                <text:p>50.013537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00978">
                <text:p>12.0097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83563">
                <text:p>19.8356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029319">
                <text:p>13.02931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939569">
                <text:p>9.939569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348561">
                <text:p>10.34856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471741">
                <text:p>10.4717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33548">
                <text:p>7.23354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24883">
                <text:p>7.72488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830855">
                <text:p>7.83085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746882">
                <text:p>7.74688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96093">
                <text:p>8.69609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117824">
                <text:p>8.11782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756289">
                <text:p>6.75628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227514">
                <text:p>5.22751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39699">
                <text:p>1.93969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20183">
                <text:p>1.42018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9529">
                <text:p>0.51952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8491">
                <text:p>0.72849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189">
                <text:p>0.3318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3916">
                <text:p>0.17391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41294">
                <text:p>1.141294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477">
                <text:p>0.5047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7653">
                <text:p>0.44765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1046">
                <text:p>0.47104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33439">
                <text:p>1.33343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43651">
                <text:p>1.343651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37628">
                <text:p>2.73762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21226">
                <text:p>1.921226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80103">
                <text:p>2.98010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618111">
                <text:p>3.61811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154092">
                <text:p>7.154092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345353">
                <text:p>8.34535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34385">
                <text:p>4.634385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350951">
                <text:p>3.35095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96791">
                <text:p>2.59679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74694">
                <text:p>5.57469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19038">
                <text:p>5.219038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987627">
                <text:p>6.987627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0728">
                <text:p>0.01072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6209">
                <text:p>1.36209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66068">
                <text:p>5.566068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586411">
                <text:p>7.58641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939082">
                <text:p>8.93908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427068">
                <text:p>10.42706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009585">
                <text:p>10.00958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83938">
                <text:p>9.38393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703645">
                <text:p>7.703645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192699">
                <text:p>18.19269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47409">
                <text:p>7.34740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3431">
                <text:p>0.01343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676858">
                <text:p>16.67685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823334">
                <text:p>7.82333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802598">
                <text:p>10.8025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30316">
                <text:p>6.73031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747556">
                <text:p>4.747556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99988">
                <text:p>4.69998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441014">
                <text:p>2.441014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15432">
                <text:p>3.31543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204719">
                <text:p>5.2047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406737">
                <text:p>10.40673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026371">
                <text:p>12.02637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428847">
                <text:p>9.428847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008081">
                <text:p>12.00808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312744">
                <text:p>12.31274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640587">
                <text:p>12.64058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39856">
                <text:p>10.3985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83001">
                <text:p>8.883001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663484">
                <text:p>8.66348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798707">
                <text:p>12.798707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74178">
                <text:p>6.274178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912243">
                <text:p>12.91224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701803">
                <text:p>7.70180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56597">
                <text:p>4.55659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96318">
                <text:p>14.29631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345019">
                <text:p>8.345019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67537">
                <text:p>16.6753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678255">
                <text:p>16.67825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883046">
                <text:p>21.88304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008447">
                <text:p>20.008447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33686">
                <text:p>15.63368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509442">
                <text:p>12.50944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300823">
                <text:p>11.300823</text:p>
              </table:table-cell>
              <table:table-cell office:value-type="float" office:value="0.000305">
                <text:p>0.0003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343115">
                <text:p>13.34311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39372">
                <text:p>15.3937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534406">
                <text:p>9.53440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226291">
                <text:p>15.226291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675785">
                <text:p>16.67578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509351">
                <text:p>17.50935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239666">
                <text:p>19.23966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123687">
                <text:p>11.123687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649329">
                <text:p>13.64932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085375">
                <text:p>23.08537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511402">
                <text:p>12.51140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725862">
                <text:p>10.725862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342125">
                <text:p>13.34212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43698">
                <text:p>21.4369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01071">
                <text:p>15.0107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102952">
                <text:p>9.102952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.007295">
                <text:p>30.00729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514616">
                <text:p>12.51461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436186">
                <text:p>21.43618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74774">
                <text:p>16.7477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596269">
                <text:p>20.596269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167107">
                <text:p>13.16710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705675">
                <text:p>8.7056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633984">
                <text:p>15.633984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724558">
                <text:p>10.72455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13053">
                <text:p>12.1305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781082">
                <text:p>14.78108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098676">
                <text:p>14.098676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243312">
                <text:p>12.243312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5386">
                <text:p>12.14538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078122">
                <text:p>12.078122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110813">
                <text:p>14.110813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395616">
                <text:p>12.39561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33564">
                <text:p>11.23356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04892">
                <text:p>10.80489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399275">
                <text:p>10.399275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29744">
                <text:p>11.829744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410221">
                <text:p>3.41022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13005">
                <text:p>1.613005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50461">
                <text:p>1.55046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49952">
                <text:p>1.54995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909295">
                <text:p>2.90929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158156">
                <text:p>5.15815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313174">
                <text:p>5.313174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980375">
                <text:p>5.980375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555584">
                <text:p>4.555584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3221">
                <text:p>4.63221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97384">
                <text:p>4.69738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35438">
                <text:p>3.13543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98925">
                <text:p>2.99892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28374">
                <text:p>2.82837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43344">
                <text:p>7.34334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980492">
                <text:p>5.98049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62822">
                <text:p>7.36282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91656">
                <text:p>3.91656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586898">
                <text:p>7.58689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928233">
                <text:p>4.9282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277436">
                <text:p>5.27743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39893">
                <text:p>4.63989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82787">
                <text:p>7.28278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010856">
                <text:p>3.0108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010415">
                <text:p>6.01041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180551">
                <text:p>4.18055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011013">
                <text:p>4.011013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214323">
                <text:p>10.21432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108608">
                <text:p>6.108608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91853">
                <text:p>3.591853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274502">
                <text:p>6.274502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2992">
                <text:p>0.012992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451254">
                <text:p>2.45125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363564">
                <text:p>4.36356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331578">
                <text:p>5.33157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619558">
                <text:p>7.61955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153137">
                <text:p>7.15313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385158">
                <text:p>9.38515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457674">
                <text:p>7.45767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556807">
                <text:p>7.556807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701952">
                <text:p>7.701952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061511">
                <text:p>7.06151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98877">
                <text:p>5.98877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14216">
                <text:p>4.1421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897701">
                <text:p>4.897701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94479">
                <text:p>3.79447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51455">
                <text:p>2.25145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072336">
                <text:p>2.07233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30198">
                <text:p>2.53019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16316">
                <text:p>2.71631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15057">
                <text:p>2.21505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82147">
                <text:p>2.582147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80437">
                <text:p>1.8043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25211">
                <text:p>0.925211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44291">
                <text:p>3.044291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81067">
                <text:p>2.481067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491082">
                <text:p>2.49108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16303">
                <text:p>3.11630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55894">
                <text:p>0.65589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36242">
                <text:p>0.936242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23751">
                <text:p>0.62375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7249">
                <text:p>2.724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119919">
                <text:p>3.119919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268297">
                <text:p>2.26829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787168">
                <text:p>3.78716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882972">
                <text:p>3.88297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5179">
                <text:p>2.62517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359409">
                <text:p>2.35940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86093">
                <text:p>3.586093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52425">
                <text:p>5.752425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852611">
                <text:p>5.852611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375381">
                <text:p>4.37538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262393">
                <text:p>3.262393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129351">
                <text:p>2.12935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951887">
                <text:p>2.951887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38827">
                <text:p>1.73882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302586">
                <text:p>4.302586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188676">
                <text:p>5.18867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138584">
                <text:p>4.138584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82778">
                <text:p>0.98277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314594">
                <text:p>3.314594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55452">
                <text:p>4.55545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903794">
                <text:p>4.90379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33288">
                <text:p>4.03328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957852">
                <text:p>2.95785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032974">
                <text:p>4.03297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162478">
                <text:p>1.16247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296109">
                <text:p>4.296109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312133">
                <text:p>4.3121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701973">
                <text:p>2.70197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053679">
                <text:p>2.053679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774081">
                <text:p>4.77408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727188">
                <text:p>4.72718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25079">
                <text:p>5.725079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54504">
                <text:p>7.95450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014492">
                <text:p>4.01449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555544">
                <text:p>4.55554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134199">
                <text:p>4.13419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09176">
                <text:p>4.09176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13386">
                <text:p>3.51338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485227">
                <text:p>2.48522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820649">
                <text:p>3.82064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39686">
                <text:p>2.43968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1415">
                <text:p>2.99141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394627">
                <text:p>2.3946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62943">
                <text:p>1.862943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47933">
                <text:p>4.47933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2949">
                <text:p>0.90294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688907">
                <text:p>2.68890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375077">
                <text:p>1.37507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803642">
                <text:p>2.803642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72632">
                <text:p>2.7263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79565">
                <text:p>0.879565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428154">
                <text:p>5.42815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794726">
                <text:p>3.79472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88655">
                <text:p>3.28865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07544">
                <text:p>4.0754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343998">
                <text:p>3.34399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699834">
                <text:p>3.69983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830021">
                <text:p>3.830021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320023">
                <text:p>3.320023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48605">
                <text:p>2.54860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045827">
                <text:p>5.0458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857711">
                <text:p>3.85771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375256">
                <text:p>2.37525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0731">
                <text:p>3.210731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372512">
                <text:p>2.372512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17899">
                <text:p>3.01789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254229">
                <text:p>2.25422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56366">
                <text:p>1.55636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04001">
                <text:p>1.504001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21778">
                <text:p>1.82177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71829">
                <text:p>1.77182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94291">
                <text:p>1.394291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096755">
                <text:p>2.09675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780874">
                <text:p>3.78087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03558">
                <text:p>4.0355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996896">
                <text:p>2.996896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997171">
                <text:p>2.99717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23679">
                <text:p>1.923679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37352">
                <text:p>1.93735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717761">
                <text:p>3.71776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464366">
                <text:p>4.46436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604411">
                <text:p>2.60441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803148">
                <text:p>3.80314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422962">
                <text:p>1.42296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734583">
                <text:p>2.734583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392578">
                <text:p>2.39257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758793">
                <text:p>5.75879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910185">
                <text:p>2.910185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603182">
                <text:p>2.603182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218381">
                <text:p>2.21838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053956">
                <text:p>4.053956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705014">
                <text:p>2.705014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93561">
                <text:p>0.79356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089218">
                <text:p>3.089218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904664">
                <text:p>1.90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117351">
                <text:p>3.117351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93595">
                <text:p>1.19359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4239">
                <text:p>3.55423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44396">
                <text:p>3.64439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91136">
                <text:p>2.9113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735505">
                <text:p>1.735505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009996">
                <text:p>2.00999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337537">
                <text:p>2.33753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826727">
                <text:p>3.82672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285438">
                <text:p>2.285438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41917">
                <text:p>2.64191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603449">
                <text:p>2.60344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915873">
                <text:p>2.91587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249644">
                <text:p>3.24964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200458">
                <text:p>2.200458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460049">
                <text:p>3.4600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90446">
                <text:p>1.390446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51147">
                <text:p>3.75114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483153">
                <text:p>3.483153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512122">
                <text:p>2.51212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6442">
                <text:p>1.78644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82715">
                <text:p>2.82715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636538">
                <text:p>3.636538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89227">
                <text:p>1.89227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267302">
                <text:p>2.2673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300014">
                <text:p>2.30001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48166">
                <text:p>1.94816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63955">
                <text:p>1.16395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185324">
                <text:p>2.18532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210758">
                <text:p>4.210758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170208">
                <text:p>2.17020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137937">
                <text:p>2.13793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804688">
                <text:p>1.80468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510087">
                <text:p>2.51008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206415">
                <text:p>4.20641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506936">
                <text:p>3.50693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11399">
                <text:p>5.011399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930912">
                <text:p>2.93091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643143">
                <text:p>2.643143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251473">
                <text:p>2.2514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581536">
                <text:p>5.58153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93496">
                <text:p>2.9349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5268">
                <text:p>1.1526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24833">
                <text:p>0.72483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98983">
                <text:p>0.69898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536554">
                <text:p>3.536554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343071">
                <text:p>5.34307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951229">
                <text:p>2.951229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95128">
                <text:p>2.9512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774698">
                <text:p>3.77469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307954">
                <text:p>2.30795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60147">
                <text:p>6.26014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904929">
                <text:p>2.904929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231536">
                <text:p>1.23153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19348">
                <text:p>1.1934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3526">
                <text:p>3.1352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611837">
                <text:p>3.61183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697903">
                <text:p>3.69790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62033">
                <text:p>2.862033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929078">
                <text:p>4.92907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292625">
                <text:p>1.29262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060595">
                <text:p>2.0605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238091">
                <text:p>3.23809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210282">
                <text:p>5.210282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979269">
                <text:p>2.979269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317217">
                <text:p>3.317217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429296">
                <text:p>3.429296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46774">
                <text:p>4.14677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529511">
                <text:p>2.529511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903826">
                <text:p>2.90382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112097">
                <text:p>2.11209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289862">
                <text:p>3.28986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0375">
                <text:p>0.84037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87932">
                <text:p>1.98793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703135">
                <text:p>4.7031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47431">
                <text:p>2.47431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489576">
                <text:p>2.48957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680246">
                <text:p>4.68024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21409">
                <text:p>2.2140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680047">
                <text:p>1.68004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449471">
                <text:p>2.44947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92815">
                <text:p>4.9281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240066">
                <text:p>2.240066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784563">
                <text:p>1.78456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257855">
                <text:p>3.25785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057696">
                <text:p>5.057696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499121">
                <text:p>3.49912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159574">
                <text:p>3.15957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392357">
                <text:p>2.39235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978217">
                <text:p>3.97821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682055">
                <text:p>2.68205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045237">
                <text:p>3.045237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16558">
                <text:p>3.16558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731664">
                <text:p>3.73166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770971">
                <text:p>1.770971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316467">
                <text:p>3.31646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110576">
                <text:p>3.11057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33711">
                <text:p>2.33711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37329">
                <text:p>1.53732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023961">
                <text:p>4.02396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09334">
                <text:p>1.909334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807185">
                <text:p>2.807185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074264">
                <text:p>1.074264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775261">
                <text:p>1.77526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517578">
                <text:p>2.51757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574116">
                <text:p>3.574116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82996">
                <text:p>1.82996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514778">
                <text:p>3.51477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939484">
                <text:p>4.93948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887813">
                <text:p>2.887813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864183">
                <text:p>1.86418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995391">
                <text:p>2.99539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645618">
                <text:p>2.645618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76369">
                <text:p>1.476369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42359">
                <text:p>0.742359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012155">
                <text:p>1.01215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908615">
                <text:p>3.90861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292711">
                <text:p>4.29271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181856">
                <text:p>5.18185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840098">
                <text:p>1.84009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67056">
                <text:p>3.67056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194458">
                <text:p>5.19445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047545">
                <text:p>2.047545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057343">
                <text:p>2.05734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35326">
                <text:p>1.935326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24124">
                <text:p>3.42412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746835">
                <text:p>2.746835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46914">
                <text:p>1.146914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76021">
                <text:p>1.87602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150601">
                <text:p>4.15060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355636">
                <text:p>2.35563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372081">
                <text:p>3.37208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34441">
                <text:p>1.934441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11305">
                <text:p>3.11305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40492">
                <text:p>4.240492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68267">
                <text:p>2.6826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76954">
                <text:p>3.7695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683174">
                <text:p>2.683174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779357">
                <text:p>5.779357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010179">
                <text:p>4.010179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0874">
                <text:p>4.930874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976896">
                <text:p>2.97689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15834">
                <text:p>2.1583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032819">
                <text:p>2.032819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289442">
                <text:p>3.28944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88499">
                <text:p>2.8849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481618">
                <text:p>4.481618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553098">
                <text:p>2.55309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45851">
                <text:p>3.4585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892186">
                <text:p>5.89218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283111">
                <text:p>2.283111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204639">
                <text:p>6.204639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488473">
                <text:p>1.488473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894027">
                <text:p>2.89402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252121">
                <text:p>5.252121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820037">
                <text:p>3.82003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465426">
                <text:p>4.465426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891684">
                <text:p>5.89168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895109">
                <text:p>2.89510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312123">
                <text:p>3.312123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488994">
                <text:p>2.4889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884613">
                <text:p>2.884613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8288">
                <text:p>1.828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714176">
                <text:p>3.71417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912625">
                <text:p>4.91262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221069">
                <text:p>4.22106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46638">
                <text:p>3.546638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729551">
                <text:p>5.72955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717247">
                <text:p>3.717247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343821">
                <text:p>3.34382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720639">
                <text:p>3.720639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665615">
                <text:p>2.66561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87913">
                <text:p>1.787913</text:p>
              </table:table-cell>
              <table:table-cell office:value-type="float" office:value="0.000206">
                <text:p>0.0002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66216">
                <text:p>1.76621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1809">
                <text:p>1.31809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555169">
                <text:p>4.555169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48472">
                <text:p>2.14847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6193">
                <text:p>2.619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410096">
                <text:p>4.41009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892354">
                <text:p>3.892354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58326">
                <text:p>3.5832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877418">
                <text:p>4.87741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882748">
                <text:p>1.88274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167754">
                <text:p>3.167754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622425">
                <text:p>2.62242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165277">
                <text:p>2.16527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251127">
                <text:p>1.25112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01049">
                <text:p>4.01049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155269">
                <text:p>1.15526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392877">
                <text:p>4.39287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111404">
                <text:p>1.111404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265171">
                <text:p>4.26517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879122">
                <text:p>1.879122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623605">
                <text:p>2.62360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198754">
                <text:p>5.19875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83868">
                <text:p>1.18386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32141">
                <text:p>3.3214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778968">
                <text:p>3.77896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686938">
                <text:p>2.68693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908987">
                <text:p>2.90898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492203">
                <text:p>1.49220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049066">
                <text:p>1.049066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40991">
                <text:p>1.74099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416341">
                <text:p>2.41634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34502">
                <text:p>2.3450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984973">
                <text:p>3.98497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374889">
                <text:p>2.37488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2505">
                <text:p>0.99250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43076">
                <text:p>1.94307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11568">
                <text:p>1.911568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22408">
                <text:p>3.2240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64426">
                <text:p>2.6442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700301">
                <text:p>1.700301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002762">
                <text:p>2.00276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88382">
                <text:p>3.8838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53389">
                <text:p>3.65338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731174">
                <text:p>2.73117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315675">
                <text:p>4.315675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102947">
                <text:p>3.10294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83192">
                <text:p>2.8319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152662">
                <text:p>4.15266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98287">
                <text:p>1.09828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0103">
                <text:p>1.10103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870853">
                <text:p>2.870853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65689">
                <text:p>1.86568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49731">
                <text:p>2.4973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176243">
                <text:p>2.17624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966611">
                <text:p>3.96661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727762">
                <text:p>4.72776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368824">
                <text:p>3.36882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652151">
                <text:p>2.652151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640761">
                <text:p>3.64076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59743">
                <text:p>1.159743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493853">
                <text:p>1.49385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756459">
                <text:p>4.75645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72401">
                <text:p>2.7240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80999">
                <text:p>4.80999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39905">
                <text:p>1.639905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059852">
                <text:p>2.059852</text:p>
              </table:table-cell>
              <table:table-cell office:value-type="float" office:value="0.000267">
                <text:p>0.0002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363593">
                <text:p>2.36359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98924">
                <text:p>1.598924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882641">
                <text:p>1.88264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377737">
                <text:p>3.377737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04794">
                <text:p>1.90479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532305">
                <text:p>3.53230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010314">
                <text:p>3.01031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05497">
                <text:p>4.05497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373452">
                <text:p>3.37345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27108">
                <text:p>1.52710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9916">
                <text:p>1.85991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.086312">
                <text:p>4.08631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86392">
                <text:p>1.586392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359433">
                <text:p>2.359433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51687">
                <text:p>1.95168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8269">
                <text:p>3.826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138476">
                <text:p>1.13847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565378">
                <text:p>2.565378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94184">
                <text:p>1.89418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76.G1:test276.G612" chart:data-source-has-labels="row" svg:x="0.32cm" svg:y="0.18cm" svg:width="12.726cm" svg:height="8.64cm">
          <chartooo:coordinate-region svg:x="1.127cm" svg:y="0.302cm" svg:width="11.919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6.G2:test276.G612" chart:label-cell-address="test276.G1:test276.G1" chart:class="chart:bar">
            <chart:data-point chart:repeated="6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76.G1:test276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  <draw:g>
                  <svg:desc>test276.G2:test276.G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